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9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81cm" fo:break-before="auto" style:use-optimal-row-height="fals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ro6" style:family="table-row">
      <style:table-row-properties style:row-height="0.50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ree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durée de la simul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intervalle de temp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nombre d'itérations</text:p>
          </table:table-cell>
          <table:table-cell table:formula="of:=[.B1]*60/[.B2]" office:value-type="float" office:value="1200" calcext:value-type="float">
            <text:p>1200</text:p>
          </table:table-cell>
          <table:table-cell/>
        </table:table-row>
      </table:table>
      <table:table table:name="stations" table:style-name="ta1" table:print="false">
        <table:table-column table:style-name="co6" table:default-cell-style-name="Default"/>
        <table:table-column table:style-name="co2" table:number-columns-repeated="329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</table:table-row>
        <table:table-row table:style-name="ro4">
          <table:table-cell office:value-type="string" calcext:value-type="string">
            <text:p>SAINT-LAZARE</text:p>
          </table:table-cell>
          <table:table-cell office:value-type="string" calcext:value-type="string">
            <text:p>GARE DU NORD</text:p>
          </table:table-cell>
          <table:table-cell office:value-type="string" calcext:value-type="string">
            <text:p>GARE DE LYON</text:p>
          </table:table-cell>
          <table:table-cell office:value-type="string" calcext:value-type="string">
            <text:p>MONTPARNASSE-BIENVENUE</text:p>
          </table:table-cell>
          <table:table-cell office:value-type="string" calcext:value-type="string">
            <text:p>GARE DE L'EST</text:p>
          </table:table-cell>
          <table:table-cell office:value-type="string" calcext:value-type="string">
            <text:p>BIBLIOTHEQUE</text:p>
          </table:table-cell>
          <table:table-cell office:value-type="string" calcext:value-type="string">
            <text:p>LA DEFENSE</text:p>
          </table:table-cell>
          <table:table-cell office:value-type="string" calcext:value-type="string">
            <text:p>LES HALLES</text:p>
          </table:table-cell>
          <table:table-cell office:value-type="string" calcext:value-type="string">
            <text:p>REPUBLIQUE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CHATELET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HOTEL DE VILLE</text:p>
          </table:table-cell>
          <table:table-cell office:value-type="string" calcext:value-type="string">
            <text:p>PLACE D'ITALIE</text:p>
          </table:table-cell>
          <table:table-cell office:value-type="string" calcext:value-type="string">
            <text:p>PORTE DE CLIGNANCOURT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PORTE DE VINCENNES</text:p>
          </table:table-cell>
          <table:table-cell office:value-type="string" calcext:value-type="string">
            <text:p>MAIRIE DE MONTREUIL</text:p>
          </table:table-cell>
          <table:table-cell office:value-type="string" calcext:value-type="string">
            <text:p>CHATEAU ROUGE</text:p>
          </table:table-cell>
          <table:table-cell office:value-type="string" calcext:value-type="string">
            <text:p>BOBIGNY-PABLO PICASSO</text:p>
          </table:table-cell>
          <table:table-cell office:value-type="string" calcext:value-type="string">
            <text:p>OLYMPIADES</text:p>
          </table:table-cell>
          <table:table-cell office:value-type="string" calcext:value-type="string">
            <text:p>FRANKLIN D. ROOSEVELT</text:p>
          </table:table-cell>
          <table:table-cell office:value-type="string" calcext:value-type="string">
            <text:p>GARE D'AUSTERLITZ</text:p>
          </table:table-cell>
          <table:table-cell office:value-type="string" calcext:value-type="string">
            <text:p>ESPLANADE DE LA DEFENSE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STRASBOURG-SAINT-DENIS</text:p>
          </table:table-cell>
          <table:table-cell office:value-type="string" calcext:value-type="string">
            <text:p>AUBERVILLIERS-PANTIN-QUATRE CHEMINS</text:p>
          </table:table-cell>
          <table:table-cell office:value-type="string" calcext:value-type="string">
            <text:p>VILLEJUIF-LOUIS ARAGON</text:p>
          </table:table-cell>
          <table:table-cell office:value-type="string" calcext:value-type="string">
            <text:p>HAVRE-CAUMARTIN</text:p>
          </table:table-cell>
          <table:table-cell office:value-type="string" calcext:value-type="string">
            <text:p>REUILLY-DIDEROT</text:p>
          </table:table-cell>
          <table:table-cell office:value-type="string" calcext:value-type="string">
            <text:p>LA CHAPELLE</text:p>
          </table:table-cell>
          <table:table-cell office:value-type="string" calcext:value-type="string">
            <text:p>PORTE MAILLOT</text:p>
          </table:table-cell>
          <table:table-cell office:value-type="string" calcext:value-type="string">
            <text:p>CHATILLON-MONTROUGE</text:p>
          </table:table-cell>
          <table:table-cell office:value-type="string" calcext:value-type="string">
            <text:p>CHATEAU DE VINCENNES</text:p>
          </table:table-cell>
          <table:table-cell office:value-type="string" calcext:value-type="string">
            <text:p>PALAIS-ROYAL</text:p>
          </table:table-cell>
          <table:table-cell office:value-type="string" calcext:value-type="string">
            <text:p>PONT DE NEUILLY</text:p>
          </table:table-cell>
          <table:table-cell office:value-type="string" calcext:value-type="string">
            <text:p>PLACE CLICHY</text:p>
          </table:table-cell>
          <table:table-cell office:value-type="string" calcext:value-type="string">
            <text:p>TROCADERO</text:p>
          </table:table-cell>
          <table:table-cell office:value-type="string" calcext:value-type="string">
            <text:p>LA COURNEUVE-8 MAI 1945</text:p>
          </table:table-cell>
          <table:table-cell office:value-type="string" calcext:value-type="string">
            <text:p>BARBES-ROCHECHOUART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SAINT-MANDE-TOURELLE</text:p>
          </table:table-cell>
          <table:table-cell office:value-type="string" calcext:value-type="string">
            <text:p>MAIRIE DE MONTROUGE</text:p>
          </table:table-cell>
          <table:table-cell office:value-type="string" calcext:value-type="string">
            <text:p>LA MOTTE-PICQUET-GRENELLE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STALINGRAD</text:p>
          </table:table-cell>
          <table:table-cell office:value-type="string" calcext:value-type="string">
            <text:p>MAIRIE DE CLICHY</text:p>
          </table:table-cell>
          <table:table-cell office:value-type="string" calcext:value-type="string">
            <text:p>PORTE D'ORLEANS</text:p>
          </table:table-cell>
          <table:table-cell office:value-type="string" calcext:value-type="string">
            <text:p>GAMBETTA</text:p>
          </table:table-cell>
          <table:table-cell office:value-type="string" calcext:value-type="string">
            <text:p>CHAUSSEE D'ANTIN-LA FAYETTE</text:p>
          </table:table-cell>
          <table:table-cell office:value-type="string" calcext:value-type="string">
            <text:p>BERCY</text:p>
          </table:table-cell>
          <table:table-cell office:value-type="string" calcext:value-type="string">
            <text:p>MARCADET-POISSONNIERS</text:p>
          </table:table-cell>
          <table:table-cell office:value-type="string" calcext:value-type="string">
            <text:p>CHARLES DE GAULLE-ETOILE</text:p>
          </table:table-cell>
          <table:table-cell office:value-type="string" calcext:value-type="string">
            <text:p>JAURES</text:p>
          </table:table-cell>
          <table:table-cell office:value-type="string" calcext:value-type="string">
            <text:p>PYRAMIDES</text:p>
          </table:table-cell>
          <table:table-cell office:value-type="string" calcext:value-type="string">
            <text:p>LES SABLONS</text:p>
          </table:table-cell>
          <table:table-cell office:value-type="string" calcext:value-type="string">
            <text:p>GALLIENI</text:p>
          </table:table-cell>
          <table:table-cell office:value-type="string" calcext:value-type="string">
            <text:p>GEORGE V</text:p>
          </table:table-cell>
          <table:table-cell office:value-type="string" calcext:value-type="string">
            <text:p>MARCEL SEMBAT</text:p>
          </table:table-cell>
          <table:table-cell office:value-type="string" calcext:value-type="string">
            <text:p>CROIX DE CHAVAUX</text:p>
          </table:table-cell>
          <table:table-cell office:value-type="string" calcext:value-type="string">
            <text:p>COUR SAINT-EMILION</text:p>
          </table:table-cell>
          <table:table-cell office:value-type="string" calcext:value-type="string">
            <text:p>CRETEIL-PREFECTURE</text:p>
          </table:table-cell>
          <table:table-cell office:value-type="string" calcext:value-type="string">
            <text:p>DAUMESNIL</text:p>
          </table:table-cell>
          <table:table-cell office:value-type="string" calcext:value-type="string">
            <text:p>REAUMUR-SEBASTOPOL</text:p>
          </table:table-cell>
          <table:table-cell office:value-type="string" calcext:value-type="string">
            <text:p>CRIMEE</text:p>
          </table:table-cell>
          <table:table-cell office:value-type="string" calcext:value-type="string">
            <text:p>INVALIDES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GABRIEL PERI</text:p>
          </table:table-cell>
          <table:table-cell office:value-type="string" calcext:value-type="string">
            <text:p>PONT DE SEVRES</text:p>
          </table:table-cell>
          <table:table-cell office:value-type="string" calcext:value-type="string">
            <text:p>BIR-HAKEIM</text:p>
          </table:table-cell>
          <table:table-cell office:value-type="string" calcext:value-type="string">
            <text:p>BALARD</text:p>
          </table:table-cell>
          <table:table-cell office:value-type="string" calcext:value-type="string">
            <text:p>SAINT-DENIS-UNIVERSITE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MIROMESNIL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BASILIQUE DE SAINT-DENIS</text:p>
          </table:table-cell>
          <table:table-cell office:value-type="string" calcext:value-type="string">
            <text:p>HOCHE</text:p>
          </table:table-cell>
          <table:table-cell office:value-type="string" calcext:value-type="string">
            <text:p>GRANDS BOULEVARDS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PORTE DE SAINT-CLOUD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MAIRIE DES LILAS</text:p>
          </table:table-cell>
          <table:table-cell office:value-type="string" calcext:value-type="string">
            <text:p>PERE LACHAISE</text:p>
          </table:table-cell>
          <table:table-cell office:value-type="string" calcext:value-type="string">
            <text:p>PIGALLE</text:p>
          </table:table-cell>
          <table:table-cell office:value-type="string" calcext:value-type="string">
            <text:p>SAINT-MICHEL</text:p>
          </table:table-cell>
          <table:table-cell office:value-type="string" calcext:value-type="string">
            <text:p>OBERKAMPF</text:p>
          </table:table-cell>
          <table:table-cell office:value-type="string" calcext:value-type="string">
            <text:p>PORTE DE VANVES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ORTE DE VERSAILLES</text:p>
          </table:table-cell>
          <table:table-cell office:value-type="string" calcext:value-type="string">
            <text:p>SEVRES-BABYLONE</text:p>
          </table:table-cell>
          <table:table-cell office:value-type="string" calcext:value-type="string">
            <text:p>ODEON</text:p>
          </table:table-cell>
          <table:table-cell office:value-type="string" calcext:value-type="string">
            <text:p>PONT DE LEVALLOIS-BECON</text:p>
          </table:table-cell>
          <table:table-cell office:value-type="string" calcext:value-type="string">
            <text:p>PORTE DE MONTREUIL</text:p>
          </table:table-cell>
          <table:table-cell office:value-type="string" calcext:value-type="string">
            <text:p>COLONEL FABIEN</text:p>
          </table:table-cell>
          <table:table-cell office:value-type="string" calcext:value-type="string">
            <text:p>MAIRIE DE SAINT-OUEN</text:p>
          </table:table-cell>
          <table:table-cell office:value-type="string" calcext:value-type="string">
            <text:p>PORTE DE CLICHY</text:p>
          </table:table-cell>
          <table:table-cell office:value-type="string" calcext:value-type="string">
            <text:p>PORTE DE PANTIN</text:p>
          </table:table-cell>
          <table:table-cell office:value-type="string" calcext:value-type="string">
            <text:p>FORT D'AUBERVILLIERS</text:p>
          </table:table-cell>
          <table:table-cell office:value-type="string" calcext:value-type="string">
            <text:p>RICHELIEU-DROUOT</text:p>
          </table:table-cell>
          <table:table-cell office:value-type="string" calcext:value-type="string">
            <text:p>ROBESPIERRE</text:p>
          </table:table-cell>
          <table:table-cell office:value-type="string" calcext:value-type="string">
            <text:p>BONNE NOUVELLE</text:p>
          </table:table-cell>
          <table:table-cell office:value-type="string" calcext:value-type="string">
            <text:p>PORTE DE BAGNOLET</text:p>
          </table:table-cell>
          <table:table-cell office:value-type="string" calcext:value-type="string">
            <text:p>LE KREMLIN-BICETRE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SAINT-DENIS-PORTE DE PARIS</text:p>
          </table:table-cell>
          <table:table-cell office:value-type="string" calcext:value-type="string">
            <text:p>PEREIRE</text:p>
          </table:table-cell>
          <table:table-cell office:value-type="string" calcext:value-type="string">
            <text:p>ALESIA</text:p>
          </table:table-cell>
          <table:table-cell office:value-type="string" calcext:value-type="string">
            <text:p>CHARLES MICHELS</text:p>
          </table:table-cell>
          <table:table-cell office:value-type="string" calcext:value-type="string">
            <text:p>LES COURTILLES</text:p>
          </table:table-cell>
          <table:table-cell office:value-type="string" calcext:value-type="string">
            <text:p>GLACIERE</text:p>
          </table:table-cell>
          <table:table-cell office:value-type="string" calcext:value-type="string">
            <text:p>MENILMONTANT</text:p>
          </table:table-cell>
          <table:table-cell office:value-type="string" calcext:value-type="string">
            <text:p>EGLISE DE PANTIN</text:p>
          </table:table-cell>
          <table:table-cell office:value-type="string" calcext:value-type="string">
            <text:p>LA MUETTE</text:p>
          </table:table-cell>
          <table:table-cell office:value-type="string" calcext:value-type="string">
            <text:p>BERAULT</text:p>
          </table:table-cell>
          <table:table-cell office:value-type="string" calcext:value-type="string">
            <text:p>LAUMIERE</text:p>
          </table:table-cell>
          <table:table-cell office:value-type="string" calcext:value-type="string">
            <text:p>MAIRIE D'ISSY</text:p>
          </table:table-cell>
          <table:table-cell office:value-type="string" calcext:value-type="string">
            <text:p>CHATEAU D'EAU</text:p>
          </table:table-cell>
          <table:table-cell office:value-type="string" calcext:value-type="string">
            <text:p>OURCQ</text:p>
          </table:table-cell>
          <table:table-cell office:value-type="string" calcext:value-type="string">
            <text:p>PORTE DE SAINT-OUEN</text:p>
          </table:table-cell>
          <table:table-cell office:value-type="string" calcext:value-type="string">
            <text:p>PORTE DES LILAS</text:p>
          </table:table-cell>
          <table:table-cell office:value-type="string" calcext:value-type="string">
            <text:p>BOULOGNE-JEAN JAURES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PORTE DE LA VILLETTE</text:p>
          </table:table-cell>
          <table:table-cell office:value-type="string" calcext:value-type="string">
            <text:p>DUROC</text:p>
          </table:table-cell>
          <table:table-cell office:value-type="string" calcext:value-type="string">
            <text:p>CRETEIL-UNIVERSITE</text:p>
          </table:table-cell>
          <table:table-cell office:value-type="string" calcext:value-type="string">
            <text:p>CHEVALERET</text:p>
          </table:table-cell>
          <table:table-cell office:value-type="string" calcext:value-type="string">
            <text:p>JUSSIEU</text:p>
          </table:table-cell>
          <table:table-cell office:value-type="string" calcext:value-type="string">
            <text:p>ECOLE MILITAIRE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ARTS ET METIERS</text:p>
          </table:table-cell>
          <table:table-cell office:value-type="string" calcext:value-type="string">
            <text:p>DUPLEIX</text:p>
          </table:table-cell>
          <table:table-cell office:value-type="string" calcext:value-type="string">
            <text:p>GONCOURT</text:p>
          </table:table-cell>
          <table:table-cell office:value-type="string" calcext:value-type="string">
            <text:p>DENFERT-ROCHEREAU</text:p>
          </table:table-cell>
          <table:table-cell office:value-type="string" calcext:value-type="string">
            <text:p>CHARONNE</text:p>
          </table:table-cell>
          <table:table-cell office:value-type="string" calcext:value-type="string">
            <text:p>ECOLE VETERINAIRE DE MAISONS-ALFORT</text:p>
          </table:table-cell>
          <table:table-cell office:value-type="string" calcext:value-type="string">
            <text:p>JULES JOFFRIN</text:p>
          </table:table-cell>
          <table:table-cell office:value-type="string" calcext:value-type="string">
            <text:p>MAIRIE D'IVRY</text:p>
          </table:table-cell>
          <table:table-cell office:value-type="string" calcext:value-type="string">
            <text:p>CORENTIN CELTON</text:p>
          </table:table-cell>
          <table:table-cell office:value-type="string" calcext:value-type="string">
            <text:p>LOUISE MICHEL</text:p>
          </table:table-cell>
          <table:table-cell office:value-type="string" calcext:value-type="string">
            <text:p>CHAMPS-ELYSEES-CLEMENCEAU</text:p>
          </table:table-cell>
          <table:table-cell office:value-type="string" calcext:value-type="string">
            <text:p>BOUCICAUT</text:p>
          </table:table-cell>
          <table:table-cell office:value-type="string" calcext:value-type="string">
            <text:p>LES GOBELINS</text:p>
          </table:table-cell>
          <table:table-cell office:value-type="string" calcext:value-type="string">
            <text:p>BOBIGNY-PANTIN-RAYMOND QUENEAU</text:p>
          </table:table-cell>
          <table:table-cell office:value-type="string" calcext:value-type="string">
            <text:p>SAINT-GERMAIN DES PRES</text:p>
          </table:table-cell>
          <table:table-cell office:value-type="string" calcext:value-type="string">
            <text:p>VAUGIRARD</text:p>
          </table:table-cell>
          <table:table-cell office:value-type="string" calcext:value-type="string">
            <text:p>TERNES</text:p>
          </table:table-cell>
          <table:table-cell office:value-type="string" calcext:value-type="string">
            <text:p>RUE DE LA POMPE</text:p>
          </table:table-cell>
          <table:table-cell office:value-type="string" calcext:value-type="string">
            <text:p>GARIBALDI</text:p>
          </table:table-cell>
          <table:table-cell office:value-type="string" calcext:value-type="string">
            <text:p>POISSONNIERE</text:p>
          </table:table-cell>
          <table:table-cell office:value-type="string" calcext:value-type="string">
            <text:p>CRETEIL-POINTE DU LAC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SAINT-PLACIDE</text:p>
          </table:table-cell>
          <table:table-cell office:value-type="string" calcext:value-type="string">
            <text:p>ANATOLE FRANCE</text:p>
          </table:table-cell>
          <table:table-cell office:value-type="string" calcext:value-type="string">
            <text:p>CHARENTON-ECOLES</text:p>
          </table:table-cell>
          <table:table-cell office:value-type="string" calcext:value-type="string">
            <text:p>LEDRU-ROLLIN</text:p>
          </table:table-cell>
          <table:table-cell office:value-type="string" calcext:value-type="string">
            <text:p>COURONNES</text:p>
          </table:table-cell>
          <table:table-cell office:value-type="string" calcext:value-type="string">
            <text:p>PLACE DES FETES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BOULOGNE-PONT DE SAINT-CLOUD</text:p>
          </table:table-cell>
          <table:table-cell office:value-type="string" calcext:value-type="string">
            <text:p>MALAKOFF-PLATEAU DE VANVES</text:p>
          </table:table-cell>
          <table:table-cell office:value-type="string" calcext:value-type="string">
            <text:p>SIMPLON</text:p>
          </table:table-cell>
          <table:table-cell office:value-type="string" calcext:value-type="string">
            <text:p>PORTE DE CHAMPERRET</text:p>
          </table:table-cell>
          <table:table-cell office:value-type="string" calcext:value-type="string">
            <text:p>FAIDHERBE-CHALIGNY</text:p>
          </table:table-cell>
          <table:table-cell office:value-type="string" calcext:value-type="string">
            <text:p>CAMBRONNE</text:p>
          </table:table-cell>
          <table:table-cell office:value-type="string" calcext:value-type="string">
            <text:p>SAINT-AUGUSTIN</text:p>
          </table:table-cell>
          <table:table-cell office:value-type="string" calcext:value-type="string">
            <text:p>CENSIER-DAUBENTON</text:p>
          </table:table-cell>
          <table:table-cell office:value-type="string" calcext:value-type="string">
            <text:p>ALMA-MARCEAU</text:p>
          </table:table-cell>
          <table:table-cell office:value-type="string" calcext:value-type="string">
            <text:p>SAINT-AMBROISE</text:p>
          </table:table-cell>
          <table:table-cell office:value-type="string" calcext:value-type="string">
            <text:p>MARX DORMOY</text:p>
          </table:table-cell>
          <table:table-cell office:value-type="string" calcext:value-type="string">
            <text:p>BILLANCOURT</text:p>
          </table:table-cell>
          <table:table-cell office:value-type="string" calcext:value-type="string">
            <text:p>FRONT POPULAIRE</text:p>
          </table:table-cell>
          <table:table-cell office:value-type="string" calcext:value-type="string">
            <text:p>VILLEJUIF-LEO LAGRANGE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LA FOURCHE</text:p>
          </table:table-cell>
          <table:table-cell office:value-type="string" calcext:value-type="string">
            <text:p>TOLBIAC</text:p>
          </table:table-cell>
          <table:table-cell office:value-type="string" calcext:value-type="string">
            <text:p>PORTE DAUPHINE</text:p>
          </table:table-cell>
          <table:table-cell office:value-type="string" calcext:value-type="string">
            <text:p>PORTE D'ITALI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PORTE DOREE</text:p>
          </table:table-cell>
          <table:table-cell office:value-type="string" calcext:value-type="string">
            <text:p>BOURSE</text:p>
          </table:table-cell>
          <table:table-cell office:value-type="string" calcext:value-type="string">
            <text:p>QUAI DE LA GARE</text:p>
          </table:table-cell>
          <table:table-cell office:value-type="string" calcext:value-type="string">
            <text:p>PERNETY</text:p>
          </table:table-cell>
          <table:table-cell office:value-type="string" calcext:value-type="string">
            <text:p>MAISONS-ALFORT-STADE</text:p>
          </table:table-cell>
          <table:table-cell office:value-type="string" calcext:value-type="string">
            <text:p>RAMBUTEAU</text:p>
          </table:table-cell>
          <table:table-cell office:value-type="string" calcext:value-type="string">
            <text:p>RUE DES BOULETS</text:p>
          </table:table-cell>
          <table:table-cell office:value-type="string" calcext:value-type="string">
            <text:p>VILLEJUIF-PAUL VAILLANT-COUTURIER</text:p>
          </table:table-cell>
          <table:table-cell office:value-type="string" calcext:value-type="string">
            <text:p>PASSY</text:p>
          </table:table-cell>
          <table:table-cell office:value-type="string" calcext:value-type="string">
            <text:p>PYRENEES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SAINT-PHILIPPE-DU-ROULE</text:p>
          </table:table-cell>
          <table:table-cell office:value-type="string" calcext:value-type="string">
            <text:p>JAVEL-ANDRE CITROEN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CORENTIN CARIOU</text:p>
          </table:table-cell>
          <table:table-cell office:value-type="string" calcext:value-type="string">
            <text:p>LOUVRE</text:p>
          </table:table-cell>
          <table:table-cell office:value-type="string" calcext:value-type="string">
            <text:p>MARAICHERS</text:p>
          </table:table-cell>
          <table:table-cell office:value-type="string" calcext:value-type="string">
            <text:p>LAMARCK-CAULAINCOURT</text:p>
          </table:table-cell>
          <table:table-cell office:value-type="string" calcext:value-type="string">
            <text:p>LES AGNETTES</text:p>
          </table:table-cell>
          <table:table-cell office:value-type="string" calcext:value-type="string">
            <text:p>PORTE DE LA CHAPELLE</text:p>
          </table:table-cell>
          <table:table-cell office:value-type="string" calcext:value-type="string">
            <text:p>PLACE MONGE</text:p>
          </table:table-cell>
          <table:table-cell office:value-type="string" calcext:value-type="string">
            <text:p>ETIENNE MARCEL</text:p>
          </table:table-cell>
          <table:table-cell office:value-type="string" calcext:value-type="string">
            <text:p>CADET</text:p>
          </table:table-cell>
          <table:table-cell office:value-type="string" calcext:value-type="string">
            <text:p>TUILERIES</text:p>
          </table:table-cell>
          <table:table-cell office:value-type="string" calcext:value-type="string">
            <text:p>RANELAGH</text:p>
          </table:table-cell>
          <table:table-cell office:value-type="string" calcext:value-type="string">
            <text:p>WAGRAM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LOUIS BLANC</text:p>
          </table:table-cell>
          <table:table-cell office:value-type="string" calcext:value-type="string">
            <text:p>RIQUET</text:p>
          </table:table-cell>
          <table:table-cell office:value-type="string" calcext:value-type="string">
            <text:p>JACQUES BONSERGENT</text:p>
          </table:table-cell>
          <table:table-cell office:value-type="string" calcext:value-type="string">
            <text:p>SAINT-MARCEL</text:p>
          </table:table-cell>
          <table:table-cell office:value-type="string" calcext:value-type="string">
            <text:p>CRETEIL-L'ECHAT</text:p>
          </table:table-cell>
          <table:table-cell office:value-type="string" calcext:value-type="string">
            <text:p>GAITE</text:p>
          </table:table-cell>
          <table:table-cell office:value-type="string" calcext:value-type="string">
            <text:p>CARREFOUR PLEYEL</text:p>
          </table:table-cell>
          <table:table-cell office:value-type="string" calcext:value-type="string">
            <text:p>LE PELETIER</text:p>
          </table:table-cell>
          <table:table-cell office:value-type="string" calcext:value-type="string">
            <text:p>DUGOMMIER</text:p>
          </table:table-cell>
          <table:table-cell office:value-type="string" calcext:value-type="string">
            <text:p>SAINT-SULPICE</text:p>
          </table:table-cell>
          <table:table-cell office:value-type="string" calcext:value-type="string">
            <text:p>LIBERTE</text:p>
          </table:table-cell>
          <table:table-cell office:value-type="string" calcext:value-type="string">
            <text:p>TELEGRAPHE</text:p>
          </table:table-cell>
          <table:table-cell office:value-type="string" calcext:value-type="string">
            <text:p>GUY MOQUET</text:p>
          </table:table-cell>
          <table:table-cell office:value-type="string" calcext:value-type="string">
            <text:p>MICHEL-ANGE-MOLITOR</text:p>
          </table:table-cell>
          <table:table-cell office:value-type="string" calcext:value-type="string">
            <text:p>NOTRE-DAME-DE-LORETTE</text:p>
          </table:table-cell>
          <table:table-cell office:value-type="string" calcext:value-type="string">
            <text:p>BEL AIR</text:p>
          </table:table-cell>
          <table:table-cell office:value-type="string" calcext:value-type="string">
            <text:p>COURCELLES</text:p>
          </table:table-cell>
          <table:table-cell office:value-type="string" calcext:value-type="string">
            <text:p>CORVISART</text:p>
          </table:table-cell>
          <table:table-cell office:value-type="string" calcext:value-type="string">
            <text:p>RICHARD LENOIR</text:p>
          </table:table-cell>
          <table:table-cell office:value-type="string" calcext:value-type="string">
            <text:p>PORTE DE CHARENTON</text:p>
          </table:table-cell>
          <table:table-cell office:value-type="string" calcext:value-type="string">
            <text:p>MALESHERBES</text:p>
          </table:table-cell>
          <table:table-cell office:value-type="string" calcext:value-type="string">
            <text:p>MICHEL-ANGE-AUTEUIL</text:p>
          </table:table-cell>
          <table:table-cell office:value-type="string" calcext:value-type="string">
            <text:p>LOURMEL</text:p>
          </table:table-cell>
          <table:table-cell office:value-type="string" calcext:value-type="string">
            <text:p>VOLONTAIRES</text:p>
          </table:table-cell>
          <table:table-cell office:value-type="string" calcext:value-type="string">
            <text:p>IENA</text:p>
          </table:table-cell>
          <table:table-cell office:value-type="string" calcext:value-type="string">
            <text:p>BUZENVAL</text:p>
          </table:table-cell>
          <table:table-cell office:value-type="string" calcext:value-type="string">
            <text:p>PORTE D'IVRY</text:p>
          </table:table-cell>
          <table:table-cell office:value-type="string" calcext:value-type="string">
            <text:p>EXELMANS</text:p>
          </table:table-cell>
          <table:table-cell office:value-type="string" calcext:value-type="string">
            <text:p>MALAKOFF-RUE ETIENNE DOLET</text:p>
          </table:table-cell>
          <table:table-cell office:value-type="string" calcext:value-type="string">
            <text:p>AVRON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EDGAR QUINET</text:p>
          </table:table-cell>
          <table:table-cell office:value-type="string" calcext:value-type="string">
            <text:p>VAVIN</text:p>
          </table:table-cell>
          <table:table-cell office:value-type="string" calcext:value-type="string">
            <text:p>CHATEAU-LANDON</text:p>
          </table:table-cell>
          <table:table-cell office:value-type="string" calcext:value-type="string">
            <text:p>BREGUET-SABIN</text:p>
          </table:table-cell>
          <table:table-cell office:value-type="string" calcext:value-type="string">
            <text:p>NOTRE-DAME-DES-CHAMPS</text:p>
          </table:table-cell>
          <table:table-cell office:value-type="string" calcext:value-type="string">
            <text:p>LA TOUR-MAUBOURG</text:p>
          </table:table-cell>
          <table:table-cell office:value-type="string" calcext:value-type="string">
            <text:p>MAISON BLANCHE</text:p>
          </table:table-cell>
          <table:table-cell office:value-type="string" calcext:value-type="string">
            <text:p>QUATRE-SEPTEMBRE</text:p>
          </table:table-cell>
          <table:table-cell office:value-type="string" calcext:value-type="string">
            <text:p>PHILIPPE AUGUSTE</text:p>
          </table:table-cell>
          <table:table-cell office:value-type="string" calcext:value-type="string">
            <text:p>BOISSIERE</text:p>
          </table:table-cell>
          <table:table-cell office:value-type="string" calcext:value-type="string">
            <text:p>SOLFERINO</text:p>
          </table:table-cell>
          <table:table-cell office:value-type="string" calcext:value-type="string">
            <text:p>SEVRES-LECOURBE</text:p>
          </table:table-cell>
          <table:table-cell office:value-type="string" calcext:value-type="string">
            <text:p>RUE DU BAC</text:p>
          </table:table-cell>
          <table:table-cell office:value-type="string" calcext:value-type="string">
            <text:p>MAUBERT-MUTUALITE</text:p>
          </table:table-cell>
          <table:table-cell office:value-type="string" calcext:value-type="string">
            <text:p>MICHEL BIZOT</text:p>
          </table:table-cell>
          <table:table-cell office:value-type="string" calcext:value-type="string">
            <text:p>MAISONS-ALFORT-LES JUILLIOTTES</text:p>
          </table:table-cell>
          <table:table-cell office:value-type="string" calcext:value-type="string">
            <text:p>MONCEAU</text:p>
          </table:table-cell>
          <table:table-cell office:value-type="string" calcext:value-type="string">
            <text:p>SAINT-JACQUES</text:p>
          </table:table-cell>
          <table:table-cell office:value-type="string" calcext:value-type="string">
            <text:p>MOUTON-DUVERNET</text:p>
          </table:table-cell>
          <table:table-cell office:value-type="string" calcext:value-type="string">
            <text:p>RASPAIL</text:p>
          </table:table-cell>
          <table:table-cell office:value-type="string" calcext:value-type="string">
            <text:p>ABBESSES</text:p>
          </table:table-cell>
          <table:table-cell office:value-type="string" calcext:value-type="string">
            <text:p>CLUNY LA SORBONNE</text:p>
          </table:table-cell>
          <table:table-cell office:value-type="string" calcext:value-type="string">
            <text:p>MABILLON</text:p>
          </table:table-cell>
          <table:table-cell office:value-type="string" calcext:value-type="string">
            <text:p>AVENUE EMILE ZOLA</text:p>
          </table:table-cell>
          <table:table-cell office:value-type="string" calcext:value-type="string">
            <text:p>SAINT-SEBASTIEN-FROISSART</text:p>
          </table:table-cell>
          <table:table-cell office:value-type="string" calcext:value-type="string">
            <text:p>SAINT-FRANCOIS-XAVIER</text:p>
          </table:table-cell>
          <table:table-cell office:value-type="string" calcext:value-type="string">
            <text:p>MONTGALLET</text:p>
          </table:table-cell>
          <table:table-cell office:value-type="string" calcext:value-type="string">
            <text:p>SEGUR</text:p>
          </table:table-cell>
          <table:table-cell office:value-type="string" calcext:value-type="string">
            <text:p>FILLES DU CALVAIRE</text:p>
          </table:table-cell>
          <table:table-cell office:value-type="string" calcext:value-type="string">
            <text:p>PIERRE CURIE</text:p>
          </table:table-cell>
          <table:table-cell office:value-type="string" calcext:value-type="string">
            <text:p>FELIX FAU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ULLY-MORLAND</text:p>
          </table:table-cell>
          <table:table-cell office:value-type="string" calcext:value-type="string">
            <text:p>TRINITE-D'ESTIENNE D'ORV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MIRABEAU</text:p>
          </table:table-cell>
          <table:table-cell office:value-type="string" calcext:value-type="string">
            <text:p>PONT MARIE</text:p>
          </table:table-cell>
          <table:table-cell office:value-type="string" calcext:value-type="string">
            <text:p>CARDINAL LEMOINE</text:p>
          </table:table-cell>
          <table:table-cell office:value-type="string" calcext:value-type="string">
            <text:p>CHEMIN VERT</text:p>
          </table:table-cell>
          <table:table-cell office:value-type="string" calcext:value-type="string">
            <text:p>CAMPO-FORMIO</text:p>
          </table:table-cell>
          <table:table-cell office:value-type="string" calcext:value-type="string">
            <text:p>PORTE DE CHOISY</text:p>
          </table:table-cell>
          <table:table-cell office:value-type="string" calcext:value-type="string">
            <text:p>PONT NEUF</text:p>
          </table:table-cell>
          <table:table-cell office:value-type="string" calcext:value-type="string">
            <text:p>PICPUS</text:p>
          </table:table-cell>
          <table:table-cell office:value-type="string" calcext:value-type="string">
            <text:p>VARENNE</text:p>
          </table:table-cell>
          <table:table-cell office:value-type="string" calcext:value-type="string">
            <text:p>QUAI DE LA RAPEE</text:p>
          </table:table-cell>
          <table:table-cell office:value-type="string" calcext:value-type="string">
            <text:p>VANEAU</text:p>
          </table:table-cell>
          <table:table-cell office:value-type="string" calcext:value-type="string">
            <text:p>SAINT-GEORGES</text:p>
          </table:table-cell>
          <table:table-cell office:value-type="string" calcext:value-type="string">
            <text:p>KLEBER</text:p>
          </table:table-cell>
          <table:table-cell office:value-type="string" calcext:value-type="string">
            <text:p>BOTZARIS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FALGUIERE</text:p>
          </table:table-cell>
          <table:table-cell office:value-type="string" calcext:value-type="string">
            <text:p>ASSEMBLEE NATIONALE</text:p>
          </table:table-cell>
          <table:table-cell office:value-type="string" calcext:value-type="string">
            <text:p>SAINT-FARGEAU</text:p>
          </table:table-cell>
          <table:table-cell office:value-type="string" calcext:value-type="string">
            <text:p>CHARDON-LAGACHE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DANUBE</text:p>
          </table:table-cell>
          <table:table-cell office:value-type="string" calcext:value-type="string">
            <text:p>PORTE D'AUTEUIL</text:p>
          </table:table-cell>
          <table:table-cell office:value-type="string" calcext:value-type="string">
            <text:p>BUTTES-CHAUMONT</text:p>
          </table:table-cell>
          <table:table-cell office:value-type="string" calcext:value-type="string">
            <text:p>PRE-SAINT-GERVAIS</text:p>
          </table:table-cell>
          <table:table-cell office:value-type="string" calcext:value-type="string">
            <text:p>PELLEPORT</text:p>
          </table:table-cell>
          <table:table-cell office:value-type="string" calcext:value-type="string">
            <text:p>PONT CARDINET</text:p>
          </table:table-cell>
          <table:table-cell office:value-type="string" calcext:value-type="string">
            <text:p>EGLISE D'AUTEUIL</text:p>
          </table:table-cell>
          <table:table-cell office:value-type="string" calcext:value-type="string">
            <text:p>CLICHY SAINT-OUEN</text:p>
          </table:table-cell>
          <table:table-cell office:value-type="string" calcext:value-type="string">
            <text:p>KREMLIN-BICETRE HOPITAL</text:p>
          </table:table-cell>
          <table:table-cell office:value-type="string" calcext:value-type="string">
            <text:p>VILLEJUIF INSTITUT GUSTAVE ROUSSY</text:p>
          </table:table-cell>
          <table:table-cell office:value-type="string" calcext:value-type="string">
            <text:p>CHEVILLY TROIS COMMUNES</text:p>
          </table:table-cell>
          <table:table-cell office:value-type="string" calcext:value-type="string">
            <text:p>PORTES DE THIAIS</text:p>
          </table:table-cell>
          <table:table-cell office:value-type="string" calcext:value-type="string">
            <text:p>PONT DE RUNGIS</text:p>
          </table:table-cell>
          <table:table-cell office:value-type="string" calcext:value-type="string">
            <text:p>AEROPORT ORLY</text:p>
          </table:table-cell>
          <table:table-cell office:value-type="string" calcext:value-type="string">
            <text:p>SAINT-DENIS PLEYEL</text:p>
          </table:table-cell>
          <table:table-cell office:value-type="string" calcext:value-type="string">
            <text:p>ISSY</text:p>
          </table:table-cell>
          <table:table-cell office:value-type="string" calcext:value-type="string">
            <text:p>FORT D ISSY</text:p>
          </table:table-cell>
          <table:table-cell office:value-type="string" calcext:value-type="string">
            <text:p>BAGNEUX</text:p>
          </table:table-cell>
          <table:table-cell office:value-type="string" calcext:value-type="string">
            <text:p>ARCUEIL CACHAN</text:p>
          </table:table-cell>
          <table:table-cell office:value-type="string" calcext:value-type="string">
            <text:p>VITRY CENTRE</text:p>
          </table:table-cell>
          <table:table-cell office:value-type="string" calcext:value-type="string">
            <text:p>LES ARDOINES</text:p>
          </table:table-cell>
          <table:table-cell office:value-type="string" calcext:value-type="string">
            <text:p>LE VERT DE MAISONS</text:p>
          </table:table-cell>
          <table:table-cell office:value-type="string" calcext:value-type="string">
            <text:p>SAINT-MAUR CRETEIL</text:p>
          </table:table-cell>
          <table:table-cell office:value-type="string" calcext:value-type="string">
            <text:p>CHAMPIGNY CENTRE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NOISY CHAMPS</text:p>
          </table:table-cell>
          <table:table-cell office:value-type="string" calcext:value-type="string">
            <text:p>LA COURNEUVE SIX ROUTES</text:p>
          </table:table-cell>
          <table:table-cell office:value-type="string" calcext:value-type="string">
            <text:p>LE BOURGET</text:p>
          </table:table-cell>
          <table:table-cell office:value-type="string" calcext:value-type="string">
            <text:p>LE BLANC-MESNIL</text:p>
          </table:table-cell>
          <table:table-cell office:value-type="string" calcext:value-type="string">
            <text:p>AULNAY</text:p>
          </table:table-cell>
          <table:table-cell office:value-type="string" calcext:value-type="string">
            <text:p>SEVRAN BEAUDOTTES</text:p>
          </table:table-cell>
          <table:table-cell office:value-type="string" calcext:value-type="string">
            <text:p>SEVRAN LIVRY</text:p>
          </table:table-cell>
          <table:table-cell office:value-type="string" calcext:value-type="string">
            <text:p>CLICHY MONTFERMEIL</text:p>
          </table:table-cell>
          <table:table-cell office:value-type="string" calcext:value-type="string">
            <text:p>LE BOURGET AEROPORT</text:p>
          </table:table-cell>
        </table:table-row>
        <table:table-row table:style-name="ro5">
          <table:table-cell office:value-type="float" office:value="26904975" calcext:value-type="float">
            <text:p>26904975</text:p>
          </table:table-cell>
          <table:table-cell office:value-type="float" office:value="25381876" calcext:value-type="float">
            <text:p>25381876</text:p>
          </table:table-cell>
          <table:table-cell office:value-type="float" office:value="22232810" calcext:value-type="float">
            <text:p>22232810</text:p>
          </table:table-cell>
          <table:table-cell office:value-type="float" office:value="13783944" calcext:value-type="float">
            <text:p>13783944</text:p>
          </table:table-cell>
          <table:table-cell office:value-type="float" office:value="11715190" calcext:value-type="float">
            <text:p>11715190</text:p>
          </table:table-cell>
          <table:table-cell office:value-type="float" office:value="10002396" calcext:value-type="float">
            <text:p>10002396</text:p>
          </table:table-cell>
          <table:table-cell office:value-type="float" office:value="8616589" calcext:value-type="float">
            <text:p>8616589</text:p>
          </table:table-cell>
          <table:table-cell office:value-type="float" office:value="8019633" calcext:value-type="float">
            <text:p>8019633</text:p>
          </table:table-cell>
          <table:table-cell office:value-type="float" office:value="6988692" calcext:value-type="float">
            <text:p>6988692</text:p>
          </table:table-cell>
          <table:table-cell office:value-type="float" office:value="6084635" calcext:value-type="float">
            <text:p>6084635</text:p>
          </table:table-cell>
          <table:table-cell office:value-type="float" office:value="6030558" calcext:value-type="float">
            <text:p>6030558</text:p>
          </table:table-cell>
          <table:table-cell office:value-type="float" office:value="5680933" calcext:value-type="float">
            <text:p>5680933</text:p>
          </table:table-cell>
          <table:table-cell office:value-type="float" office:value="5673100" calcext:value-type="float">
            <text:p>5673100</text:p>
          </table:table-cell>
          <table:table-cell office:value-type="float" office:value="5031748" calcext:value-type="float">
            <text:p>5031748</text:p>
          </table:table-cell>
          <table:table-cell office:value-type="float" office:value="4902116" calcext:value-type="float">
            <text:p>4902116</text:p>
          </table:table-cell>
          <table:table-cell office:value-type="float" office:value="4860619" calcext:value-type="float">
            <text:p>4860619</text:p>
          </table:table-cell>
          <table:table-cell office:value-type="float" office:value="4840436" calcext:value-type="float">
            <text:p>4840436</text:p>
          </table:table-cell>
          <table:table-cell office:value-type="float" office:value="4764601" calcext:value-type="float">
            <text:p>4764601</text:p>
          </table:table-cell>
          <table:table-cell office:value-type="float" office:value="4761367" calcext:value-type="float">
            <text:p>4761367</text:p>
          </table:table-cell>
          <table:table-cell office:value-type="float" office:value="4752569" calcext:value-type="float">
            <text:p>4752569</text:p>
          </table:table-cell>
          <table:table-cell office:value-type="float" office:value="4717069" calcext:value-type="float">
            <text:p>4717069</text:p>
          </table:table-cell>
          <table:table-cell office:value-type="float" office:value="4691237" calcext:value-type="float">
            <text:p>4691237</text:p>
          </table:table-cell>
          <table:table-cell office:value-type="float" office:value="4638836" calcext:value-type="float">
            <text:p>4638836</text:p>
          </table:table-cell>
          <table:table-cell office:value-type="float" office:value="4488878" calcext:value-type="float">
            <text:p>4488878</text:p>
          </table:table-cell>
          <table:table-cell office:value-type="float" office:value="4297547" calcext:value-type="float">
            <text:p>4297547</text:p>
          </table:table-cell>
          <table:table-cell office:value-type="float" office:value="4275630" calcext:value-type="float">
            <text:p>4275630</text:p>
          </table:table-cell>
          <table:table-cell office:value-type="float" office:value="4131018" calcext:value-type="float">
            <text:p>4131018</text:p>
          </table:table-cell>
          <table:table-cell office:value-type="float" office:value="4029467" calcext:value-type="float">
            <text:p>4029467</text:p>
          </table:table-cell>
          <table:table-cell office:value-type="float" office:value="3899956" calcext:value-type="float">
            <text:p>3899956</text:p>
          </table:table-cell>
          <table:table-cell office:value-type="float" office:value="3860750" calcext:value-type="float">
            <text:p>3860750</text:p>
          </table:table-cell>
          <table:table-cell office:value-type="float" office:value="3825879" calcext:value-type="float">
            <text:p>3825879</text:p>
          </table:table-cell>
          <table:table-cell office:value-type="float" office:value="3784418" calcext:value-type="float">
            <text:p>3784418</text:p>
          </table:table-cell>
          <table:table-cell office:value-type="float" office:value="3738453" calcext:value-type="float">
            <text:p>3738453</text:p>
          </table:table-cell>
          <table:table-cell office:value-type="float" office:value="3735738" calcext:value-type="float">
            <text:p>3735738</text:p>
          </table:table-cell>
          <table:table-cell office:value-type="float" office:value="3678654" calcext:value-type="float">
            <text:p>3678654</text:p>
          </table:table-cell>
          <table:table-cell office:value-type="float" office:value="3678074" calcext:value-type="float">
            <text:p>3678074</text:p>
          </table:table-cell>
          <table:table-cell office:value-type="float" office:value="3643247" calcext:value-type="float">
            <text:p>3643247</text:p>
          </table:table-cell>
          <table:table-cell office:value-type="float" office:value="3618422" calcext:value-type="float">
            <text:p>3618422</text:p>
          </table:table-cell>
          <table:table-cell office:value-type="float" office:value="3611264" calcext:value-type="float">
            <text:p>3611264</text:p>
          </table:table-cell>
          <table:table-cell office:value-type="float" office:value="3530780" calcext:value-type="float">
            <text:p>3530780</text:p>
          </table:table-cell>
          <table:table-cell office:value-type="float" office:value="3519216" calcext:value-type="float">
            <text:p>3519216</text:p>
          </table:table-cell>
          <table:table-cell office:value-type="float" office:value="3487584" calcext:value-type="float">
            <text:p>3487584</text:p>
          </table:table-cell>
          <table:table-cell office:value-type="float" office:value="3456791" calcext:value-type="float">
            <text:p>3456791</text:p>
          </table:table-cell>
          <table:table-cell office:value-type="float" office:value="3428458" calcext:value-type="float">
            <text:p>3428458</text:p>
          </table:table-cell>
          <table:table-cell office:value-type="float" office:value="3357660" calcext:value-type="float">
            <text:p>3357660</text:p>
          </table:table-cell>
          <table:table-cell office:value-type="float" office:value="3336898" calcext:value-type="float">
            <text:p>3336898</text:p>
          </table:table-cell>
          <table:table-cell office:value-type="float" office:value="3316323" calcext:value-type="float">
            <text:p>3316323</text:p>
          </table:table-cell>
          <table:table-cell office:value-type="float" office:value="3314496" calcext:value-type="float">
            <text:p>3314496</text:p>
          </table:table-cell>
          <table:table-cell office:value-type="float" office:value="3310515" calcext:value-type="float">
            <text:p>3310515</text:p>
          </table:table-cell>
          <table:table-cell office:value-type="float" office:value="3299036" calcext:value-type="float">
            <text:p>3299036</text:p>
          </table:table-cell>
          <table:table-cell office:value-type="float" office:value="3189247" calcext:value-type="float">
            <text:p>3189247</text:p>
          </table:table-cell>
          <table:table-cell office:value-type="float" office:value="3169019" calcext:value-type="float">
            <text:p>3169019</text:p>
          </table:table-cell>
          <table:table-cell office:value-type="float" office:value="3152200" calcext:value-type="float">
            <text:p>3152200</text:p>
          </table:table-cell>
          <table:table-cell office:value-type="float" office:value="3148221" calcext:value-type="float">
            <text:p>3148221</text:p>
          </table:table-cell>
          <table:table-cell office:value-type="float" office:value="3048580" calcext:value-type="float">
            <text:p>3048580</text:p>
          </table:table-cell>
          <table:table-cell office:value-type="float" office:value="2965575" calcext:value-type="float">
            <text:p>2965575</text:p>
          </table:table-cell>
          <table:table-cell office:value-type="float" office:value="2893664" calcext:value-type="float">
            <text:p>2893664</text:p>
          </table:table-cell>
          <table:table-cell office:value-type="float" office:value="2871038" calcext:value-type="float">
            <text:p>2871038</text:p>
          </table:table-cell>
          <table:table-cell office:value-type="float" office:value="2845520" calcext:value-type="float">
            <text:p>2845520</text:p>
          </table:table-cell>
          <table:table-cell office:value-type="float" office:value="2839164" calcext:value-type="float">
            <text:p>2839164</text:p>
          </table:table-cell>
          <table:table-cell office:value-type="float" office:value="2792734" calcext:value-type="float">
            <text:p>2792734</text:p>
          </table:table-cell>
          <table:table-cell office:value-type="float" office:value="2778189" calcext:value-type="float">
            <text:p>2778189</text:p>
          </table:table-cell>
          <table:table-cell office:value-type="float" office:value="2723508" calcext:value-type="float">
            <text:p>2723508</text:p>
          </table:table-cell>
          <table:table-cell office:value-type="float" office:value="2718817" calcext:value-type="float">
            <text:p>2718817</text:p>
          </table:table-cell>
          <table:table-cell office:value-type="float" office:value="2688758" calcext:value-type="float">
            <text:p>2688758</text:p>
          </table:table-cell>
          <table:table-cell office:value-type="float" office:value="2678838" calcext:value-type="float">
            <text:p>2678838</text:p>
          </table:table-cell>
          <table:table-cell office:value-type="float" office:value="2674415" calcext:value-type="float">
            <text:p>2674415</text:p>
          </table:table-cell>
          <table:table-cell office:value-type="float" office:value="2667469" calcext:value-type="float">
            <text:p>2667469</text:p>
          </table:table-cell>
          <table:table-cell office:value-type="float" office:value="2651763" calcext:value-type="float">
            <text:p>2651763</text:p>
          </table:table-cell>
          <table:table-cell office:value-type="float" office:value="2644407" calcext:value-type="float">
            <text:p>2644407</text:p>
          </table:table-cell>
          <table:table-cell office:value-type="float" office:value="2643639" calcext:value-type="float">
            <text:p>2643639</text:p>
          </table:table-cell>
          <table:table-cell office:value-type="float" office:value="2626602" calcext:value-type="float">
            <text:p>2626602</text:p>
          </table:table-cell>
          <table:table-cell office:value-type="float" office:value="2625552" calcext:value-type="float">
            <text:p>2625552</text:p>
          </table:table-cell>
          <table:table-cell office:value-type="float" office:value="2618473" calcext:value-type="float">
            <text:p>2618473</text:p>
          </table:table-cell>
          <table:table-cell office:value-type="float" office:value="2617251" calcext:value-type="float">
            <text:p>2617251</text:p>
          </table:table-cell>
          <table:table-cell office:value-type="float" office:value="2616421" calcext:value-type="float">
            <text:p>2616421</text:p>
          </table:table-cell>
          <table:table-cell office:value-type="float" office:value="2616315" calcext:value-type="float">
            <text:p>2616315</text:p>
          </table:table-cell>
          <table:table-cell office:value-type="float" office:value="2608284" calcext:value-type="float">
            <text:p>2608284</text:p>
          </table:table-cell>
          <table:table-cell office:value-type="float" office:value="2590236" calcext:value-type="float">
            <text:p>2590236</text:p>
          </table:table-cell>
          <table:table-cell office:value-type="float" office:value="2576290" calcext:value-type="float">
            <text:p>2576290</text:p>
          </table:table-cell>
          <table:table-cell office:value-type="float" office:value="2572383" calcext:value-type="float">
            <text:p>2572383</text:p>
          </table:table-cell>
          <table:table-cell office:value-type="float" office:value="2563685" calcext:value-type="float">
            <text:p>2563685</text:p>
          </table:table-cell>
          <table:table-cell office:value-type="float" office:value="2503028" calcext:value-type="float">
            <text:p>2503028</text:p>
          </table:table-cell>
          <table:table-cell office:value-type="float" office:value="2496923" calcext:value-type="float">
            <text:p>2496923</text:p>
          </table:table-cell>
          <table:table-cell office:value-type="float" office:value="2481981" calcext:value-type="float">
            <text:p>2481981</text:p>
          </table:table-cell>
          <table:table-cell office:value-type="float" office:value="2462989" calcext:value-type="float">
            <text:p>2462989</text:p>
          </table:table-cell>
          <table:table-cell office:value-type="float" office:value="2460078" calcext:value-type="float">
            <text:p>2460078</text:p>
          </table:table-cell>
          <table:table-cell office:value-type="float" office:value="2450333" calcext:value-type="float">
            <text:p>2450333</text:p>
          </table:table-cell>
          <table:table-cell office:value-type="float" office:value="2449859" calcext:value-type="float">
            <text:p>2449859</text:p>
          </table:table-cell>
          <table:table-cell office:value-type="float" office:value="2441636" calcext:value-type="float">
            <text:p>2441636</text:p>
          </table:table-cell>
          <table:table-cell office:value-type="float" office:value="2412888" calcext:value-type="float">
            <text:p>2412888</text:p>
          </table:table-cell>
          <table:table-cell office:value-type="float" office:value="2404120" calcext:value-type="float">
            <text:p>2404120</text:p>
          </table:table-cell>
          <table:table-cell office:value-type="float" office:value="2383093" calcext:value-type="float">
            <text:p>2383093</text:p>
          </table:table-cell>
          <table:table-cell office:value-type="float" office:value="2378863" calcext:value-type="float">
            <text:p>2378863</text:p>
          </table:table-cell>
          <table:table-cell office:value-type="float" office:value="2373142" calcext:value-type="float">
            <text:p>2373142</text:p>
          </table:table-cell>
          <table:table-cell office:value-type="float" office:value="2352078" calcext:value-type="float">
            <text:p>2352078</text:p>
          </table:table-cell>
          <table:table-cell office:value-type="float" office:value="2336476" calcext:value-type="float">
            <text:p>2336476</text:p>
          </table:table-cell>
          <table:table-cell office:value-type="float" office:value="2328764" calcext:value-type="float">
            <text:p>2328764</text:p>
          </table:table-cell>
          <table:table-cell office:value-type="float" office:value="2313492" calcext:value-type="float">
            <text:p>2313492</text:p>
          </table:table-cell>
          <table:table-cell office:value-type="float" office:value="2281953" calcext:value-type="float">
            <text:p>2281953</text:p>
          </table:table-cell>
          <table:table-cell office:value-type="float" office:value="2254643" calcext:value-type="float">
            <text:p>2254643</text:p>
          </table:table-cell>
          <table:table-cell office:value-type="float" office:value="2244934" calcext:value-type="float">
            <text:p>2244934</text:p>
          </table:table-cell>
          <table:table-cell office:value-type="float" office:value="2244686" calcext:value-type="float">
            <text:p>2244686</text:p>
          </table:table-cell>
          <table:table-cell office:value-type="float" office:value="2244643" calcext:value-type="float">
            <text:p>2244643</text:p>
          </table:table-cell>
          <table:table-cell office:value-type="float" office:value="2236506" calcext:value-type="float">
            <text:p>2236506</text:p>
          </table:table-cell>
          <table:table-cell office:value-type="float" office:value="2221107" calcext:value-type="float">
            <text:p>2221107</text:p>
          </table:table-cell>
          <table:table-cell office:value-type="float" office:value="2204961" calcext:value-type="float">
            <text:p>2204961</text:p>
          </table:table-cell>
          <table:table-cell office:value-type="float" office:value="2198392" calcext:value-type="float">
            <text:p>2198392</text:p>
          </table:table-cell>
          <table:table-cell office:value-type="float" office:value="2194218" calcext:value-type="float">
            <text:p>2194218</text:p>
          </table:table-cell>
          <table:table-cell office:value-type="float" office:value="2184910" calcext:value-type="float">
            <text:p>2184910</text:p>
          </table:table-cell>
          <table:table-cell office:value-type="float" office:value="2171543" calcext:value-type="float">
            <text:p>2171543</text:p>
          </table:table-cell>
          <table:table-cell office:value-type="float" office:value="2139986" calcext:value-type="float">
            <text:p>2139986</text:p>
          </table:table-cell>
          <table:table-cell office:value-type="float" office:value="2114924" calcext:value-type="float">
            <text:p>2114924</text:p>
          </table:table-cell>
          <table:table-cell office:value-type="float" office:value="2112213" calcext:value-type="float">
            <text:p>2112213</text:p>
          </table:table-cell>
          <table:table-cell office:value-type="float" office:value="2107812" calcext:value-type="float">
            <text:p>2107812</text:p>
          </table:table-cell>
          <table:table-cell office:value-type="float" office:value="2083392" calcext:value-type="float">
            <text:p>2083392</text:p>
          </table:table-cell>
          <table:table-cell office:value-type="float" office:value="2069680" calcext:value-type="float">
            <text:p>2069680</text:p>
          </table:table-cell>
          <table:table-cell office:value-type="float" office:value="2064168" calcext:value-type="float">
            <text:p>2064168</text:p>
          </table:table-cell>
          <table:table-cell office:value-type="float" office:value="2060676" calcext:value-type="float">
            <text:p>2060676</text:p>
          </table:table-cell>
          <table:table-cell office:value-type="float" office:value="2021179" calcext:value-type="float">
            <text:p>2021179</text:p>
          </table:table-cell>
          <table:table-cell office:value-type="float" office:value="2016202" calcext:value-type="float">
            <text:p>2016202</text:p>
          </table:table-cell>
          <table:table-cell office:value-type="float" office:value="1991304" calcext:value-type="float">
            <text:p>1991304</text:p>
          </table:table-cell>
          <table:table-cell office:value-type="float" office:value="1981878" calcext:value-type="float">
            <text:p>1981878</text:p>
          </table:table-cell>
          <table:table-cell office:value-type="float" office:value="1972711" calcext:value-type="float">
            <text:p>1972711</text:p>
          </table:table-cell>
          <table:table-cell office:value-type="float" office:value="1935234" calcext:value-type="float">
            <text:p>1935234</text:p>
          </table:table-cell>
          <table:table-cell office:value-type="float" office:value="1923876" calcext:value-type="float">
            <text:p>1923876</text:p>
          </table:table-cell>
          <table:table-cell office:value-type="float" office:value="1891986" calcext:value-type="float">
            <text:p>1891986</text:p>
          </table:table-cell>
          <table:table-cell office:value-type="float" office:value="1863016" calcext:value-type="float">
            <text:p>1863016</text:p>
          </table:table-cell>
          <table:table-cell office:value-type="float" office:value="1849785" calcext:value-type="float">
            <text:p>1849785</text:p>
          </table:table-cell>
          <table:table-cell office:value-type="float" office:value="1844332" calcext:value-type="float">
            <text:p>1844332</text:p>
          </table:table-cell>
          <table:table-cell office:value-type="float" office:value="1839499" calcext:value-type="float">
            <text:p>1839499</text:p>
          </table:table-cell>
          <table:table-cell office:value-type="float" office:value="1829817" calcext:value-type="float">
            <text:p>1829817</text:p>
          </table:table-cell>
          <table:table-cell office:value-type="float" office:value="1818730" calcext:value-type="float">
            <text:p>1818730</text:p>
          </table:table-cell>
          <table:table-cell office:value-type="float" office:value="1815517" calcext:value-type="float">
            <text:p>1815517</text:p>
          </table:table-cell>
          <table:table-cell office:value-type="float" office:value="1808155" calcext:value-type="float">
            <text:p>1808155</text:p>
          </table:table-cell>
          <table:table-cell office:value-type="float" office:value="1806947" calcext:value-type="float">
            <text:p>1806947</text:p>
          </table:table-cell>
          <table:table-cell office:value-type="float" office:value="1800848" calcext:value-type="float">
            <text:p>1800848</text:p>
          </table:table-cell>
          <table:table-cell office:value-type="float" office:value="1774654" calcext:value-type="float">
            <text:p>1774654</text:p>
          </table:table-cell>
          <table:table-cell office:value-type="float" office:value="1735982" calcext:value-type="float">
            <text:p>1735982</text:p>
          </table:table-cell>
          <table:table-cell office:value-type="float" office:value="1735350" calcext:value-type="float">
            <text:p>1735350</text:p>
          </table:table-cell>
          <table:table-cell office:value-type="float" office:value="1734347" calcext:value-type="float">
            <text:p>1734347</text:p>
          </table:table-cell>
          <table:table-cell office:value-type="float" office:value="1733427" calcext:value-type="float">
            <text:p>1733427</text:p>
          </table:table-cell>
          <table:table-cell office:value-type="float" office:value="1726493" calcext:value-type="float">
            <text:p>1726493</text:p>
          </table:table-cell>
          <table:table-cell office:value-type="float" office:value="1712923" calcext:value-type="float">
            <text:p>1712923</text:p>
          </table:table-cell>
          <table:table-cell office:value-type="float" office:value="1709593" calcext:value-type="float">
            <text:p>1709593</text:p>
          </table:table-cell>
          <table:table-cell office:value-type="float" office:value="1703632" calcext:value-type="float">
            <text:p>1703632</text:p>
          </table:table-cell>
          <table:table-cell office:value-type="float" office:value="1700312" calcext:value-type="float">
            <text:p>1700312</text:p>
          </table:table-cell>
          <table:table-cell office:value-type="float" office:value="1697555" calcext:value-type="float">
            <text:p>1697555</text:p>
          </table:table-cell>
          <table:table-cell office:value-type="float" office:value="1686977" calcext:value-type="float">
            <text:p>1686977</text:p>
          </table:table-cell>
          <table:table-cell office:value-type="float" office:value="1684557" calcext:value-type="float">
            <text:p>1684557</text:p>
          </table:table-cell>
          <table:table-cell office:value-type="float" office:value="1683473" calcext:value-type="float">
            <text:p>1683473</text:p>
          </table:table-cell>
          <table:table-cell office:value-type="float" office:value="1680852" calcext:value-type="float">
            <text:p>1680852</text:p>
          </table:table-cell>
          <table:table-cell office:value-type="float" office:value="1673383" calcext:value-type="float">
            <text:p>1673383</text:p>
          </table:table-cell>
          <table:table-cell office:value-type="float" office:value="1668656" calcext:value-type="float">
            <text:p>1668656</text:p>
          </table:table-cell>
          <table:table-cell office:value-type="float" office:value="1654160" calcext:value-type="float">
            <text:p>1654160</text:p>
          </table:table-cell>
          <table:table-cell office:value-type="float" office:value="1636428" calcext:value-type="float">
            <text:p>1636428</text:p>
          </table:table-cell>
          <table:table-cell office:value-type="float" office:value="1623475" calcext:value-type="float">
            <text:p>1623475</text:p>
          </table:table-cell>
          <table:table-cell office:value-type="float" office:value="1620143" calcext:value-type="float">
            <text:p>1620143</text:p>
          </table:table-cell>
          <table:table-cell office:value-type="float" office:value="1616379" calcext:value-type="float">
            <text:p>1616379</text:p>
          </table:table-cell>
          <table:table-cell office:value-type="float" office:value="1603575" calcext:value-type="float">
            <text:p>1603575</text:p>
          </table:table-cell>
          <table:table-cell office:value-type="float" office:value="1601006" calcext:value-type="float">
            <text:p>1601006</text:p>
          </table:table-cell>
          <table:table-cell office:value-type="float" office:value="1588193" calcext:value-type="float">
            <text:p>1588193</text:p>
          </table:table-cell>
          <table:table-cell office:value-type="float" office:value="1581749" calcext:value-type="float">
            <text:p>1581749</text:p>
          </table:table-cell>
          <table:table-cell office:value-type="float" office:value="1576778" calcext:value-type="float">
            <text:p>1576778</text:p>
          </table:table-cell>
          <table:table-cell office:value-type="float" office:value="1576691" calcext:value-type="float">
            <text:p>1576691</text:p>
          </table:table-cell>
          <table:table-cell office:value-type="float" office:value="1570746" calcext:value-type="float">
            <text:p>1570746</text:p>
          </table:table-cell>
          <table:table-cell office:value-type="float" office:value="1567953" calcext:value-type="float">
            <text:p>1567953</text:p>
          </table:table-cell>
          <table:table-cell office:value-type="float" office:value="1563979" calcext:value-type="float">
            <text:p>1563979</text:p>
          </table:table-cell>
          <table:table-cell office:value-type="float" office:value="1557698" calcext:value-type="float">
            <text:p>1557698</text:p>
          </table:table-cell>
          <table:table-cell office:value-type="float" office:value="1547789" calcext:value-type="float">
            <text:p>1547789</text:p>
          </table:table-cell>
          <table:table-cell office:value-type="float" office:value="1544174" calcext:value-type="float">
            <text:p>1544174</text:p>
          </table:table-cell>
          <table:table-cell office:value-type="float" office:value="1544166" calcext:value-type="float">
            <text:p>1544166</text:p>
          </table:table-cell>
          <table:table-cell office:value-type="float" office:value="1525990" calcext:value-type="float">
            <text:p>1525990</text:p>
          </table:table-cell>
          <table:table-cell office:value-type="float" office:value="1525242" calcext:value-type="float">
            <text:p>1525242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99805" calcext:value-type="float">
            <text:p>1499805</text:p>
          </table:table-cell>
          <table:table-cell office:value-type="float" office:value="1499508" calcext:value-type="float">
            <text:p>1499508</text:p>
          </table:table-cell>
          <table:table-cell office:value-type="float" office:value="1496862" calcext:value-type="float">
            <text:p>1496862</text:p>
          </table:table-cell>
          <table:table-cell office:value-type="float" office:value="1460742" calcext:value-type="float">
            <text:p>1460742</text:p>
          </table:table-cell>
          <table:table-cell office:value-type="float" office:value="1458709" calcext:value-type="float">
            <text:p>1458709</text:p>
          </table:table-cell>
          <table:table-cell office:value-type="float" office:value="1435310" calcext:value-type="float">
            <text:p>1435310</text:p>
          </table:table-cell>
          <table:table-cell office:value-type="float" office:value="1428784" calcext:value-type="float">
            <text:p>1428784</text:p>
          </table:table-cell>
          <table:table-cell office:value-type="float" office:value="1417882" calcext:value-type="float">
            <text:p>1417882</text:p>
          </table:table-cell>
          <table:table-cell office:value-type="float" office:value="1410543" calcext:value-type="float">
            <text:p>1410543</text:p>
          </table:table-cell>
          <table:table-cell office:value-type="float" office:value="1395770" calcext:value-type="float">
            <text:p>1395770</text:p>
          </table:table-cell>
          <table:table-cell office:value-type="float" office:value="1393467" calcext:value-type="float">
            <text:p>1393467</text:p>
          </table:table-cell>
          <table:table-cell office:value-type="float" office:value="1389112" calcext:value-type="float">
            <text:p>1389112</text:p>
          </table:table-cell>
          <table:table-cell office:value-type="float" office:value="1383972" calcext:value-type="float">
            <text:p>1383972</text:p>
          </table:table-cell>
          <table:table-cell office:value-type="float" office:value="1382850" calcext:value-type="float">
            <text:p>1382850</text:p>
          </table:table-cell>
          <table:table-cell office:value-type="float" office:value="1380218" calcext:value-type="float">
            <text:p>1380218</text:p>
          </table:table-cell>
          <table:table-cell office:value-type="float" office:value="1364625" calcext:value-type="float">
            <text:p>1364625</text:p>
          </table:table-cell>
          <table:table-cell office:value-type="float" office:value="1360198" calcext:value-type="float">
            <text:p>1360198</text:p>
          </table:table-cell>
          <table:table-cell office:value-type="float" office:value="1353374" calcext:value-type="float">
            <text:p>1353374</text:p>
          </table:table-cell>
          <table:table-cell office:value-type="float" office:value="1331833" calcext:value-type="float">
            <text:p>1331833</text:p>
          </table:table-cell>
          <table:table-cell office:value-type="float" office:value="1331250" calcext:value-type="float">
            <text:p>1331250</text:p>
          </table:table-cell>
          <table:table-cell office:value-type="float" office:value="1329810" calcext:value-type="float">
            <text:p>1329810</text:p>
          </table:table-cell>
          <table:table-cell office:value-type="float" office:value="1328080" calcext:value-type="float">
            <text:p>1328080</text:p>
          </table:table-cell>
          <table:table-cell office:value-type="float" office:value="1316167" calcext:value-type="float">
            <text:p>1316167</text:p>
          </table:table-cell>
          <table:table-cell office:value-type="float" office:value="1283881" calcext:value-type="float">
            <text:p>1283881</text:p>
          </table:table-cell>
          <table:table-cell office:value-type="float" office:value="1283180" calcext:value-type="float">
            <text:p>1283180</text:p>
          </table:table-cell>
          <table:table-cell office:value-type="float" office:value="1276901" calcext:value-type="float">
            <text:p>1276901</text:p>
          </table:table-cell>
          <table:table-cell office:value-type="float" office:value="1269871" calcext:value-type="float">
            <text:p>1269871</text:p>
          </table:table-cell>
          <table:table-cell office:value-type="float" office:value="1254829" calcext:value-type="float">
            <text:p>1254829</text:p>
          </table:table-cell>
          <table:table-cell office:value-type="float" office:value="1240692" calcext:value-type="float">
            <text:p>1240692</text:p>
          </table:table-cell>
          <table:table-cell office:value-type="float" office:value="1239066" calcext:value-type="float">
            <text:p>1239066</text:p>
          </table:table-cell>
          <table:table-cell office:value-type="float" office:value="1234203" calcext:value-type="float">
            <text:p>1234203</text:p>
          </table:table-cell>
          <table:table-cell office:value-type="float" office:value="1231276" calcext:value-type="float">
            <text:p>1231276</text:p>
          </table:table-cell>
          <table:table-cell office:value-type="float" office:value="1227003" calcext:value-type="float">
            <text:p>1227003</text:p>
          </table:table-cell>
          <table:table-cell office:value-type="float" office:value="1226441" calcext:value-type="float">
            <text:p>1226441</text:p>
          </table:table-cell>
          <table:table-cell office:value-type="float" office:value="1226397" calcext:value-type="float">
            <text:p>1226397</text:p>
          </table:table-cell>
          <table:table-cell office:value-type="float" office:value="1216884" calcext:value-type="float">
            <text:p>1216884</text:p>
          </table:table-cell>
          <table:table-cell office:value-type="float" office:value="1211679" calcext:value-type="float">
            <text:p>1211679</text:p>
          </table:table-cell>
          <table:table-cell office:value-type="float" office:value="1209224" calcext:value-type="float">
            <text:p>1209224</text:p>
          </table:table-cell>
          <table:table-cell office:value-type="float" office:value="1205958" calcext:value-type="float">
            <text:p>1205958</text:p>
          </table:table-cell>
          <table:table-cell office:value-type="float" office:value="1205747" calcext:value-type="float">
            <text:p>1205747</text:p>
          </table:table-cell>
          <table:table-cell office:value-type="float" office:value="1203233" calcext:value-type="float">
            <text:p>1203233</text:p>
          </table:table-cell>
          <table:table-cell office:value-type="float" office:value="1200589" calcext:value-type="float">
            <text:p>1200589</text:p>
          </table:table-cell>
          <table:table-cell office:value-type="float" office:value="1196573" calcext:value-type="float">
            <text:p>1196573</text:p>
          </table:table-cell>
          <table:table-cell office:value-type="float" office:value="1195690" calcext:value-type="float">
            <text:p>1195690</text:p>
          </table:table-cell>
          <table:table-cell office:value-type="float" office:value="1194040" calcext:value-type="float">
            <text:p>1194040</text:p>
          </table:table-cell>
          <table:table-cell office:value-type="float" office:value="1191891" calcext:value-type="float">
            <text:p>1191891</text:p>
          </table:table-cell>
          <table:table-cell office:value-type="float" office:value="1180095" calcext:value-type="float">
            <text:p>1180095</text:p>
          </table:table-cell>
          <table:table-cell office:value-type="float" office:value="1176983" calcext:value-type="float">
            <text:p>1176983</text:p>
          </table:table-cell>
          <table:table-cell office:value-type="float" office:value="1168869" calcext:value-type="float">
            <text:p>1168869</text:p>
          </table:table-cell>
          <table:table-cell office:value-type="float" office:value="1168779" calcext:value-type="float">
            <text:p>1168779</text:p>
          </table:table-cell>
          <table:table-cell office:value-type="float" office:value="1157408" calcext:value-type="float">
            <text:p>1157408</text:p>
          </table:table-cell>
          <table:table-cell office:value-type="float" office:value="1148587" calcext:value-type="float">
            <text:p>1148587</text:p>
          </table:table-cell>
          <table:table-cell office:value-type="float" office:value="1146232" calcext:value-type="float">
            <text:p>1146232</text:p>
          </table:table-cell>
          <table:table-cell office:value-type="float" office:value="1133574" calcext:value-type="float">
            <text:p>1133574</text:p>
          </table:table-cell>
          <table:table-cell office:value-type="float" office:value="1131814" calcext:value-type="float">
            <text:p>1131814</text:p>
          </table:table-cell>
          <table:table-cell office:value-type="float" office:value="1120497" calcext:value-type="float">
            <text:p>1120497</text:p>
          </table:table-cell>
          <table:table-cell office:value-type="float" office:value="1111705" calcext:value-type="float">
            <text:p>1111705</text:p>
          </table:table-cell>
          <table:table-cell office:value-type="float" office:value="1093805" calcext:value-type="float">
            <text:p>1093805</text:p>
          </table:table-cell>
          <table:table-cell office:value-type="float" office:value="1080500" calcext:value-type="float">
            <text:p>1080500</text:p>
          </table:table-cell>
          <table:table-cell office:value-type="float" office:value="1055770" calcext:value-type="float">
            <text:p>1055770</text:p>
          </table:table-cell>
          <table:table-cell office:value-type="float" office:value="1055609" calcext:value-type="float">
            <text:p>1055609</text:p>
          </table:table-cell>
          <table:table-cell office:value-type="float" office:value="1054998" calcext:value-type="float">
            <text:p>1054998</text:p>
          </table:table-cell>
          <table:table-cell office:value-type="float" office:value="1034013" calcext:value-type="float">
            <text:p>1034013</text:p>
          </table:table-cell>
          <table:table-cell office:value-type="float" office:value="1017366" calcext:value-type="float">
            <text:p>1017366</text:p>
          </table:table-cell>
          <table:table-cell office:value-type="float" office:value="1011168" calcext:value-type="float">
            <text:p>1011168</text:p>
          </table:table-cell>
          <table:table-cell office:value-type="float" office:value="1009201" calcext:value-type="float">
            <text:p>1009201</text:p>
          </table:table-cell>
          <table:table-cell office:value-type="float" office:value="1009087" calcext:value-type="float">
            <text:p>1009087</text:p>
          </table:table-cell>
          <table:table-cell office:value-type="float" office:value="1003059" calcext:value-type="float">
            <text:p>1003059</text:p>
          </table:table-cell>
          <table:table-cell office:value-type="float" office:value="996587" calcext:value-type="float">
            <text:p>996587</text:p>
          </table:table-cell>
          <table:table-cell office:value-type="float" office:value="965136" calcext:value-type="float">
            <text:p>965136</text:p>
          </table:table-cell>
          <table:table-cell office:value-type="float" office:value="955254" calcext:value-type="float">
            <text:p>955254</text:p>
          </table:table-cell>
          <table:table-cell office:value-type="float" office:value="938821" calcext:value-type="float">
            <text:p>938821</text:p>
          </table:table-cell>
          <table:table-cell office:value-type="float" office:value="925913" calcext:value-type="float">
            <text:p>925913</text:p>
          </table:table-cell>
          <table:table-cell office:value-type="float" office:value="925034" calcext:value-type="float">
            <text:p>925034</text:p>
          </table:table-cell>
          <table:table-cell office:value-type="float" office:value="923536" calcext:value-type="float">
            <text:p>923536</text:p>
          </table:table-cell>
          <table:table-cell office:value-type="float" office:value="923347" calcext:value-type="float">
            <text:p>923347</text:p>
          </table:table-cell>
          <table:table-cell office:value-type="float" office:value="916367" calcext:value-type="float">
            <text:p>916367</text:p>
          </table:table-cell>
          <table:table-cell office:value-type="float" office:value="913919" calcext:value-type="float">
            <text:p>913919</text:p>
          </table:table-cell>
          <table:table-cell office:value-type="float" office:value="910938" calcext:value-type="float">
            <text:p>910938</text:p>
          </table:table-cell>
          <table:table-cell office:value-type="float" office:value="905627" calcext:value-type="float">
            <text:p>905627</text:p>
          </table:table-cell>
          <table:table-cell office:value-type="float" office:value="902347" calcext:value-type="float">
            <text:p>902347</text:p>
          </table:table-cell>
          <table:table-cell office:value-type="float" office:value="900155" calcext:value-type="float">
            <text:p>900155</text:p>
          </table:table-cell>
          <table:table-cell office:value-type="float" office:value="870679" calcext:value-type="float">
            <text:p>870679</text:p>
          </table:table-cell>
          <table:table-cell office:value-type="float" office:value="867633" calcext:value-type="float">
            <text:p>867633</text:p>
          </table:table-cell>
          <table:table-cell office:value-type="float" office:value="854658" calcext:value-type="float">
            <text:p>854658</text:p>
          </table:table-cell>
          <table:table-cell office:value-type="float" office:value="842980" calcext:value-type="float">
            <text:p>842980</text:p>
          </table:table-cell>
          <table:table-cell office:value-type="float" office:value="839743" calcext:value-type="float">
            <text:p>839743</text:p>
          </table:table-cell>
          <table:table-cell office:value-type="float" office:value="823178" calcext:value-type="float">
            <text:p>823178</text:p>
          </table:table-cell>
          <table:table-cell office:value-type="float" office:value="816381" calcext:value-type="float">
            <text:p>816381</text:p>
          </table:table-cell>
          <table:table-cell office:value-type="float" office:value="812792" calcext:value-type="float">
            <text:p>812792</text:p>
          </table:table-cell>
          <table:table-cell office:value-type="float" office:value="804190" calcext:value-type="float">
            <text:p>804190</text:p>
          </table:table-cell>
          <table:table-cell office:value-type="float" office:value="804110" calcext:value-type="float">
            <text:p>804110</text:p>
          </table:table-cell>
          <table:table-cell office:value-type="float" office:value="784137" calcext:value-type="float">
            <text:p>784137</text:p>
          </table:table-cell>
          <table:table-cell office:value-type="float" office:value="780043" calcext:value-type="float">
            <text:p>780043</text:p>
          </table:table-cell>
          <table:table-cell office:value-type="float" office:value="776924" calcext:value-type="float">
            <text:p>776924</text:p>
          </table:table-cell>
          <table:table-cell office:value-type="float" office:value="769896" calcext:value-type="float">
            <text:p>769896</text:p>
          </table:table-cell>
          <table:table-cell office:value-type="float" office:value="767233" calcext:value-type="float">
            <text:p>767233</text:p>
          </table:table-cell>
          <table:table-cell office:value-type="float" office:value="757661" calcext:value-type="float">
            <text:p>757661</text:p>
          </table:table-cell>
          <table:table-cell office:value-type="float" office:value="741182" calcext:value-type="float">
            <text:p>741182</text:p>
          </table:table-cell>
          <table:table-cell office:value-type="float" office:value="740144" calcext:value-type="float">
            <text:p>740144</text:p>
          </table:table-cell>
          <table:table-cell office:value-type="float" office:value="731355" calcext:value-type="float">
            <text:p>731355</text:p>
          </table:table-cell>
          <table:table-cell office:value-type="float" office:value="724167" calcext:value-type="float">
            <text:p>724167</text:p>
          </table:table-cell>
          <table:table-cell office:value-type="float" office:value="721712" calcext:value-type="float">
            <text:p>721712</text:p>
          </table:table-cell>
          <table:table-cell office:value-type="float" office:value="710141" calcext:value-type="float">
            <text:p>710141</text:p>
          </table:table-cell>
          <table:table-cell office:value-type="float" office:value="685924" calcext:value-type="float">
            <text:p>685924</text:p>
          </table:table-cell>
          <table:table-cell office:value-type="float" office:value="664119" calcext:value-type="float">
            <text:p>664119</text:p>
          </table:table-cell>
          <table:table-cell office:value-type="float" office:value="647656" calcext:value-type="float">
            <text:p>647656</text:p>
          </table:table-cell>
          <table:table-cell office:value-type="float" office:value="605030" calcext:value-type="float">
            <text:p>605030</text:p>
          </table:table-cell>
          <table:table-cell office:value-type="float" office:value="595063" calcext:value-type="float">
            <text:p>595063</text:p>
          </table:table-cell>
          <table:table-cell office:value-type="float" office:value="559530" calcext:value-type="float">
            <text:p>559530</text:p>
          </table:table-cell>
          <table:table-cell office:value-type="float" office:value="525558" calcext:value-type="float">
            <text:p>525558</text:p>
          </table:table-cell>
          <table:table-cell office:value-type="float" office:value="524526" calcext:value-type="float">
            <text:p>524526</text:p>
          </table:table-cell>
          <table:table-cell office:value-type="float" office:value="523670" calcext:value-type="float">
            <text:p>523670</text:p>
          </table:table-cell>
          <table:table-cell office:value-type="float" office:value="513955" calcext:value-type="float">
            <text:p>513955</text:p>
          </table:table-cell>
          <table:table-cell office:value-type="float" office:value="511339" calcext:value-type="float">
            <text:p>511339</text:p>
          </table:table-cell>
          <table:table-cell office:value-type="float" office:value="506779" calcext:value-type="float">
            <text:p>506779</text:p>
          </table:table-cell>
          <table:table-cell office:value-type="float" office:value="479988" calcext:value-type="float">
            <text:p>479988</text:p>
          </table:table-cell>
          <table:table-cell office:value-type="float" office:value="395997" calcext:value-type="float">
            <text:p>395997</text:p>
          </table:table-cell>
          <table:table-cell office:value-type="float" office:value="339164" calcext:value-type="float">
            <text:p>339164</text:p>
          </table:table-cell>
          <table:table-cell office:value-type="float" office:value="331901" calcext:value-type="float">
            <text:p>331901</text:p>
          </table:table-cell>
          <table:table-cell office:value-type="float" office:value="278933" calcext:value-type="float">
            <text:p>278933</text:p>
          </table:table-cell>
          <table:table-cell office:value-type="float" office:value="266623" calcext:value-type="float">
            <text:p>266623</text:p>
          </table:table-cell>
          <table:table-cell office:value-type="float" office:value="262784" calcext:value-type="float">
            <text:p>262784</text:p>
          </table:table-cell>
          <table:table-cell office:value-type="float" office:value="242027" calcext:value-type="float">
            <text:p>242027</text:p>
          </table:table-cell>
          <table:table-cell office:value-type="float" office:value="226935" calcext:value-type="float">
            <text:p>226935</text:p>
          </table:table-cell>
          <table:table-cell office:value-type="float" office:value="178325" calcext:value-type="float">
            <text:p>178325</text:p>
          </table:table-cell>
          <table:table-cell office:value-type="float" office:value="112229" calcext:value-type="float">
            <text:p>112229</text:p>
          </table:table-cell>
          <table:table-cell office:value-type="float" office:value="95182" calcext:value-type="float">
            <text:p>95182</text:p>
          </table:table-cell>
          <table:table-cell office:value-type="float" office:value="75809" calcext:value-type="float">
            <text:p>75809</text:p>
          </table:table-cell>
          <table:table-cell table:formula="of:=300000/21" office:value-type="float" office:value="14285.7142857143" calcext:value-type="float">
            <text:p>14285,71</text:p>
          </table:table-cell>
          <table:table-cell table:formula="of:=300000/21+300000/16" office:value-type="float" office:value="33035.7142857143" calcext:value-type="float">
            <text:p>33035,71</text:p>
          </table:table-cell>
          <table:table-cell table:formula="of:=300000/21" office:value-type="float" office:value="14285.7142857143" calcext:value-type="float">
            <text:p>14285,71</text:p>
          </table:table-cell>
          <table:table-cell table:formula="of:=300000/21" office:value-type="float" office:value="14285.7142857143" calcext:value-type="float">
            <text:p>14285,71</text:p>
          </table:table-cell>
          <table:table-cell table:formula="of:=300000/21" office:value-type="float" office:value="14285.7142857143" calcext:value-type="float">
            <text:p>14285,71</text:p>
          </table:table-cell>
          <table:table-cell table:formula="of:=300000/21" office:value-type="float" office:value="14285.7142857143" calcext:value-type="float">
            <text:p>14285,71</text:p>
          </table:table-cell>
          <table:table-cell table:formula="of:=300000/21+200000/8+160000/3" office:value-type="float" office:value="92619.0476190476" calcext:value-type="float">
            <text:p>92619,05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300000/16" office:value-type="float" office:value="18750" calcext:value-type="float">
            <text:p>18750</text:p>
          </table:table-cell>
          <table:table-cell table:formula="of:=200000/8+160000/3" office:value-type="float" office:value="78333.3333333333" calcext:value-type="float">
            <text:p>78333,33</text:p>
          </table:table-cell>
          <table:table-cell table:formula="of:=200000/8+160000/3" office:value-type="float" office:value="78333.3333333333" calcext:value-type="float">
            <text:p>78333,33</text:p>
          </table:table-cell>
          <table:table-cell table:formula="of:=200000/8" office:value-type="float" office:value="25000" calcext:value-type="float">
            <text:p>25000</text:p>
          </table:table-cell>
          <table:table-cell table:formula="of:=200000/8" office:value-type="float" office:value="25000" calcext:value-type="float">
            <text:p>25000</text:p>
          </table:table-cell>
          <table:table-cell table:formula="of:=200000/8" office:value-type="float" office:value="25000" calcext:value-type="float">
            <text:p>25000</text:p>
          </table:table-cell>
          <table:table-cell table:formula="of:=200000/8" office:value-type="float" office:value="25000" calcext:value-type="float">
            <text:p>25000</text:p>
          </table:table-cell>
          <table:table-cell table:formula="of:=200000/8" office:value-type="float" office:value="25000" calcext:value-type="float">
            <text:p>25000</text:p>
          </table:table-cell>
          <table:table-cell table:formula="of:=160000/3" office:value-type="float" office:value="53333.3333333333" calcext:value-type="float">
            <text:p>53333,33</text:p>
          </table:table-cell>
        </table:table-row>
        <table:table-row table:style-name="ro6">
          <table:table-cell table:number-columns-repeated="5" office:value-type="string" calcext:value-type="string">
            <text:p>G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9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5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table:number-columns-repeated="27" office:value-type="string" calcext:value-type="string">
            <text:p>B</text:p>
          </table:table-cell>
        </table:table-row>
        <table:table-row table:style-name="ro8">
          <table:table-cell table:style-name="ce8" table:number-columns-repeated="4"/>
          <table:table-cell table:number-columns-repeated="326"/>
        </table:table-row>
        <table:table-row table:style-name="ro8" table:number-rows-repeated="2">
          <table:table-cell table:number-columns-repeated="330"/>
        </table:table-row>
        <table:table-row table:style-name="ro8">
          <table:table-cell table:number-columns-repeated="4"/>
          <table:table-cell table:style-name="ce8"/>
          <table:table-cell table:number-columns-repeated="325"/>
        </table:table-row>
        <table:table-row table:style-name="ro8" table:number-rows-repeated="291">
          <table:table-cell table:number-columns-repeated="330"/>
        </table:table-row>
        <table:table-row table:style-name="ro8">
          <table:table-cell table:number-columns-repeated="330"/>
        </table:table-row>
      </table:table>
      <table:table table:name="rames" table:style-name="ta1" table:print="false">
        <table:table-column table:style-name="co4" table:default-cell-style-name="ce4"/>
        <table:table-column table:style-name="co2" table:number-columns-repeated="16" table:default-cell-style-name="ce4"/>
        <table:table-column table:style-name="co2" table:number-columns-repeated="2" table:default-cell-style-name="ce5"/>
        <table:table-row table:style-name="ro9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bis</text:p>
          </table:table-cell>
          <table:table-cell office:value-type="string" calcext:value-type="string">
            <text:p>7bis</text:p>
          </table:table-cell>
        </table:table-row>
        <table:table-row table:style-name="ro1">
          <table:table-cell table:number-columns-repeated="13" table:style-name="Default" office:value-type="float" office:value="480" calcext:value-type="float">
            <text:p>480</text:p>
          </table:table-cell>
          <table:table-cell table:number-columns-repeated="4" table:style-name="Default" office:value-type="float" office:value="2400" calcext:value-type="float">
            <text:p>2400</text:p>
          </table:table-cell>
          <table:table-cell table:number-columns-repeated="2" table:style-name="Default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572" calcext:value-type="float">
            <text:p>572</text:p>
          </table:table-cell>
          <table:table-cell office:value-type="float" office:value="686" calcext:value-type="float">
            <text:p>686</text:p>
          </table:table-cell>
          <table:table-cell office:value-type="float" office:value="557" calcext:value-type="float">
            <text:p>557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57" calcext:value-type="float">
            <text:p>557</text:p>
          </table:table-cell>
          <table:table-cell office:value-type="float" office:value="572" calcext:value-type="float">
            <text:p>572</text:p>
          </table:table-cell>
          <table:table-cell office:value-type="float" office:value="452" calcext:value-type="float">
            <text:p>452</text:p>
          </table:table-cell>
          <table:table-cell office:value-type="float" office:value="572" calcext:value-type="float">
            <text:p>572</text:p>
          </table:table-cell>
          <table:table-cell office:value-type="float" office:value="562" calcext:value-type="float">
            <text:p>562</text:p>
          </table:table-cell>
          <table:table-cell office:value-type="float" office:value="698" calcext:value-type="float">
            <text:p>698</text:p>
          </table:table-cell>
          <table:table-cell table:number-columns-repeated="3" office:value-type="float" office:value="1000" calcext:value-type="float">
            <text:p>100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42" calcext:value-type="float">
            <text:p>342</text:p>
          </table:table-cell>
        </table:table-row>
      </table:table>
      <table:table table:name="repartition_horaire" table:style-name="ta1">
        <table:table-column table:style-name="co2" table:number-columns-repeated="20" table:default-cell-style-name="Default"/>
        <table:table-row table:style-name="ro1">
          <table:table-cell table:style-name="ce7" office:value-type="string" calcext:value-type="string">
            <text:p>5h-6h</text:p>
          </table:table-cell>
          <table:table-cell table:style-name="ce7" office:value-type="string" calcext:value-type="string">
            <text:p>6h-7h</text:p>
          </table:table-cell>
          <table:table-cell table:style-name="ce7" office:value-type="string" calcext:value-type="string">
            <text:p>7h-8h</text:p>
          </table:table-cell>
          <table:table-cell table:style-name="ce7" office:value-type="string" calcext:value-type="string">
            <text:p>8h-9h</text:p>
          </table:table-cell>
          <table:table-cell table:style-name="ce7" office:value-type="string" calcext:value-type="string">
            <text:p>9h-10h</text:p>
          </table:table-cell>
          <table:table-cell table:style-name="ce7" office:value-type="string" calcext:value-type="string">
            <text:p>10h-11h</text:p>
          </table:table-cell>
          <table:table-cell table:style-name="ce7" office:value-type="string" calcext:value-type="string">
            <text:p>11h-12h</text:p>
          </table:table-cell>
          <table:table-cell table:style-name="ce7" office:value-type="string" calcext:value-type="string">
            <text:p>12h13h</text:p>
          </table:table-cell>
          <table:table-cell table:style-name="ce7" office:value-type="string" calcext:value-type="string">
            <text:p>13h-14h</text:p>
          </table:table-cell>
          <table:table-cell table:style-name="ce7" office:value-type="string" calcext:value-type="string">
            <text:p>14h-15h</text:p>
          </table:table-cell>
          <table:table-cell table:style-name="ce7" office:value-type="string" calcext:value-type="string">
            <text:p>15h-16h</text:p>
          </table:table-cell>
          <table:table-cell table:style-name="ce7" office:value-type="string" calcext:value-type="string">
            <text:p>16h-17h</text:p>
          </table:table-cell>
          <table:table-cell table:style-name="ce7" office:value-type="string" calcext:value-type="string">
            <text:p>17h-18h</text:p>
          </table:table-cell>
          <table:table-cell table:style-name="ce7" office:value-type="string" calcext:value-type="string">
            <text:p>18h-19h</text:p>
          </table:table-cell>
          <table:table-cell table:style-name="ce7" office:value-type="string" calcext:value-type="string">
            <text:p>19h-20h</text:p>
          </table:table-cell>
          <table:table-cell table:style-name="ce7" office:value-type="string" calcext:value-type="string">
            <text:p>20h-21h</text:p>
          </table:table-cell>
          <table:table-cell table:style-name="ce7" office:value-type="string" calcext:value-type="string">
            <text:p>21h-22h</text:p>
          </table:table-cell>
          <table:table-cell table:style-name="ce7" office:value-type="string" calcext:value-type="string">
            <text:p>22h-23h</text:p>
          </table:table-cell>
          <table:table-cell table:style-name="ce7" office:value-type="string" calcext:value-type="string">
            <text:p>23h-00h</text:p>
          </table:table-cell>
          <table:table-cell table:style-name="ce7" office:value-type="string" calcext:value-type="string">
            <text:p>00h-1h</text:p>
          </table:table-cell>
        </table:table-row>
        <table:table-row table:style-name="ro1"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5.75" calcext:value-type="float">
            <text:p>5,75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8.25" calcext:value-type="float">
            <text:p>8,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.25" calcext:value-type="float">
            <text:p>7,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9.25" calcext:value-type="float">
            <text:p>9,25</text:p>
          </table:table-cell>
          <table:table-cell office:value-type="float" office:value="8.5" calcext:value-type="float">
            <text:p>8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  <table:table-cell office:value-type="float" office:value="1.25" calcext:value-type="float">
            <text:p>1,25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75" calcext:value-type="float">
            <text:p>2,75</text:p>
          </table:table-cell>
          <table:table-cell office:value-type="float" office:value="6.5" calcext:value-type="float">
            <text:p>6,5</text:p>
          </table:table-cell>
          <table:table-cell office:value-type="float" office:value="7.25" calcext:value-type="float">
            <text:p>7,25</text:p>
          </table:table-cell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,25</text:p>
          </table:table-cell>
          <table:table-cell office:value-type="float" office:value="5.75" calcext:value-type="float">
            <text:p>5,75</text:p>
          </table:table-cell>
          <table:table-cell office:value-type="float" office:value="6.75" calcext:value-type="float">
            <text:p>6,75</text:p>
          </table:table-cell>
          <table:table-cell office:value-type="float" office:value="7.25" calcext:value-type="float">
            <text:p>7,25</text:p>
          </table:table-cell>
          <table:table-cell office:value-type="float" office:value="7.75" calcext:value-type="float">
            <text:p>7,75</text:p>
          </table:table-cell>
          <table:table-cell office:value-type="float" office:value="7.5" calcext:value-type="float">
            <text:p>7,5</text:p>
          </table:table-cell>
          <table:table-cell office:value-type="float" office:value="6.75" calcext:value-type="float">
            <text:p>6,75</text:p>
          </table:table-cell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4.5" calcext:value-type="float">
            <text:p>14,5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>
            <draw:frame table:end-cell-address="repartition_horaire.N38" table:end-x="2.258cm" table:end-y="0.353cm" draw:z-index="0" draw:style-name="gr1" draw:text-style-name="P1" svg:width="26.998cm" svg:height="13.929cm" svg:x="0.095cm" svg:y="0.025cm">
              <draw:object draw:notify-on-update-of-ranges="repartition_horaire.A1:repartition_horaire.T1 repartition_horaire.A2:repartition_horaire.T2 repartition_horaire.A3:repartition_horaire.T3 repartition_horaire.A4:repartition_horaire.T4 repartition_horaire.A5:repartition_horaire.T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</table:table>
      <table:table table:name="correspondances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b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b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s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b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2"/>
        </table:table-row>
      </table:table>
      <table:table table:name="evenement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 even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on la plus proche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heure de début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blics attendu</text:p>
          </table:table-cell>
          <table:table-cell table:style-name="ce9" office:value-type="float" office:value="20300" calcext:value-type="float">
            <text:p>20300</text:p>
          </table:table-cell>
          <table:table-cell office:value-type="float" office:value="35000" calcext:value-type="float">
            <text:p>35000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table:formula="of:=15225+10056+5000+3802+2200+1500+750" office:value-type="float" office:value="38533" calcext:value-type="float">
            <text:p>38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text> </number:text>
      <number:fill-character> </number:fill-character>
      <number:number number:decimal-places="2" number:min-integer-digits="1" number:grouping="true" number:display-factor="1000"/>
      <number:text>   </number:text>
    </number:number-style>
    <number:number-style style:name="N115P1" style:volatile="true">
      <number:text>-</number:text>
      <number:fill-character> </number:fill-character>
      <number:number number:decimal-places="2" number:min-integer-digits="1" number:grouping="true" number:display-factor="1000"/>
      <number:text>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currency-style style:name="N2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0/00/0000</text:date>, <text:time style:data-style-name="N2" text:time-value="0000-00-00T00:00:01.695933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8M46S</meta:editing-duration>
    <meta:editing-cycles>29</meta:editing-cycles>
    <meta:generator>LibreOffice/4.1.2.3$Windows_x86 LibreOffice_project/40b2d7fde7e8d2d7bc5a449dc65df4d08a7dd38</meta:generator>
    <dc:date>2021-06-04T11:14:30.730000000</dc:date>
    <meta:document-statistic meta:table-count="6" meta:cell-count="193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18cm" svg:height="13.928cm" xlink:href=".." xlink:type="simple" chart:class="chart:line" chart:style-name="ch1">
        <chart:title svg:x="11.706cm" svg:y="0.414cm" chart:style-name="ch2">
          <text:p>repartition horaire</text:p>
        </chart:title>
        <chart:legend chart:legend-position="end" svg:x="24.563cm" svg:y="5.866cm" style:legend-expansion="high" chart:style-name="ch3"/>
        <chart:plot-area chart:style-name="ch4" table:cell-range-address="repartition_horaire.A1:repartition_horaire.T5" chart:data-source-has-labels="row" svg:x="0.99cm" svg:y="2.027cm" svg:width="22.493cm" svg:height="11.203cm">
          <chartooo:coordinate-region svg:x="1.611cm" svg:y="2.239cm" svg:width="21.355cm" svg:height="9.894cm"/>
          <chart:axis chart:dimension="x" chart:name="primary-x" chart:style-name="ch5" chartooo:axis-type="auto">
            <chartooo:date-scale/>
            <chart:categories table:cell-range-address="repartition_horaire.A1:repartition_horaire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partition_horaire.A2:repartition_horaire.T2" chart:class="chart:line">
            <chart:data-point chart:repeated="20"/>
          </chart:series>
          <chart:series chart:style-name="ch8" chart:values-cell-range-address="repartition_horaire.A3:repartition_horaire.T3" chart:class="chart:line">
            <chart:data-point chart:repeated="20"/>
          </chart:series>
          <chart:series chart:style-name="ch9" chart:values-cell-range-address="repartition_horaire.A4:repartition_horaire.T4" chart:class="chart:line">
            <chart:data-point chart:repeated="20"/>
          </chart:series>
          <chart:series chart:style-name="ch10" chart:values-cell-range-address="repartition_horaire.A5:repartition_horaire.T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h-6h</text:p>
                <draw:g>
                  <svg:desc>repartition_horaire.A1:repartition_horaire.T1</svg:desc>
                </draw:g>
              </table:table-cell>
              <table:table-cell office:value-type="string">
                <text:p>6h-7h</text:p>
              </table:table-cell>
              <table:table-cell office:value-type="string">
                <text:p>7h-8h</text:p>
              </table:table-cell>
              <table:table-cell office:value-type="string">
                <text:p>8h-9h</text:p>
              </table:table-cell>
              <table:table-cell office:value-type="string">
                <text:p>9h-10h</text:p>
              </table:table-cell>
              <table:table-cell office:value-type="string">
                <text:p>10h-11h</text:p>
              </table:table-cell>
              <table:table-cell office:value-type="string">
                <text:p>11h-12h</text:p>
              </table:table-cell>
              <table:table-cell office:value-type="string">
                <text:p>12h13h</text:p>
              </table:table-cell>
              <table:table-cell office:value-type="string">
                <text:p>13h-14h</text:p>
              </table:table-cell>
              <table:table-cell office:value-type="string">
                <text:p>14h-15h</text:p>
              </table:table-cell>
              <table:table-cell office:value-type="string">
                <text:p>15h-16h</text:p>
              </table:table-cell>
              <table:table-cell office:value-type="string">
                <text:p>16h-17h</text:p>
              </table:table-cell>
              <table:table-cell office:value-type="string">
                <text:p>17h-18h</text:p>
              </table:table-cell>
              <table:table-cell office:value-type="string">
                <text:p>18h-19h</text:p>
              </table:table-cell>
              <table:table-cell office:value-type="string">
                <text:p>19h-20h</text:p>
              </table:table-cell>
              <table:table-cell office:value-type="string">
                <text:p>20h-21h</text:p>
              </table:table-cell>
              <table:table-cell office:value-type="string">
                <text:p>21h-22h</text:p>
              </table:table-cell>
              <table:table-cell office:value-type="string">
                <text:p>22h-23h</text:p>
              </table:table-cell>
              <table:table-cell office:value-type="string">
                <text:p>23h-00h</text:p>
              </table:table-cell>
              <table:table-cell office:value-type="string">
                <text:p>00h-1h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repartition_horaire.A2:repartition_horaire.T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5.75">
                <text:p>5.7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.25">
                <text:p>5.25</text:p>
              </table:table-cell>
              <table:table-cell office:value-type="float" office:value="8.25">
                <text:p>8.2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25">
                <text:p>7.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repartition_horaire.A3:repartition_horaire.T3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9.25">
                <text:p>9.2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  <table:table-cell office:value-type="float" office:value="1.25">
                <text:p>1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.75">
                <text:p>0.75</text:p>
                <draw:g>
                  <svg:desc>repartition_horaire.A4:repartition_horaire.T4</svg:desc>
                </draw:g>
              </table:table-cell>
              <table:table-cell office:value-type="float" office:value="2.75">
                <text:p>2.75</text:p>
              </table:table-cell>
              <table:table-cell office:value-type="float" office:value="6.5">
                <text:p>6.5</text:p>
              </table:table-cell>
              <table:table-cell office:value-type="float" office:value="7.25">
                <text:p>7.25</text:p>
              </table:table-cell>
              <table:table-cell office:value-type="float" office:value="7">
                <text:p>7</text:p>
              </table:table-cell>
              <table:table-cell office:value-type="float" office:value="5.75">
                <text:p>5.75</text:p>
              </table:table-cell>
              <table:table-cell office:value-type="float" office:value="5.25">
                <text:p>5.2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  <table:table-cell office:value-type="float" office:value="5.75">
                <text:p>5.75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  <table:table-cell office:value-type="float" office:value="7.75">
                <text:p>7.75</text:p>
              </table:table-cell>
              <table:table-cell office:value-type="float" office:value="7.5">
                <text:p>7.5</text:p>
              </table:table-cell>
              <table:table-cell office:value-type="float" office:value="6.75">
                <text:p>6.7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repartition_horaire.A5:repartition_horaire.T5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25">
                <text:p>7.25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5">
                <text:p>12.5</text:p>
              </table:table-cell>
              <table:table-cell office:value-type="float" office:value="14.5">
                <text:p>14.5</text:p>
              </table:table-cell>
              <table:table-cell office:value-type="float" office:value="11">
                <text:p>11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